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style:text-properties fo:color="#202124" style:font-name="Arial" fo:font-size="12pt" fo:background-color="#ffffff" style:font-size-asian="12pt" style:font-name-complex="Arial1" style:font-size-complex="12pt"/>
    </style:style>
    <style:style style:name="P2" style:family="paragraph" style:parent-style-name="Standard">
      <style:paragraph-properties fo:text-align="start" style:justify-single-word="false"/>
      <style:text-properties style:font-name="Liberation Serif" fo:font-size="13pt" fo:font-weight="normal" officeooo:rsid="000aae83" officeooo:paragraph-rsid="000aae83"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Liberation Serif" fo:font-size="13pt" fo:font-weight="normal" officeooo:rsid="000c7707" officeooo:paragraph-rsid="00160536"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Liberation Serif" fo:font-size="13pt" fo:font-weight="normal" officeooo:rsid="000c7707" officeooo:paragraph-rsid="0017ce14"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Liberation Serif" fo:font-size="13pt" fo:font-weight="normal" officeooo:rsid="000cd95f" officeooo:paragraph-rsid="0017ce14"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0e85ff" officeooo:paragraph-rsid="0017ce14"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fo:font-weight="normal" officeooo:rsid="0023a811" officeooo:paragraph-rsid="0023a811"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fo:font-weight="normal" officeooo:rsid="0023a811" officeooo:paragraph-rsid="0032f217"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fo:font-weight="normal" officeooo:rsid="0023a811" officeooo:paragraph-rsid="00511383"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fo:font-weight="normal" officeooo:rsid="0025a527" officeooo:paragraph-rsid="0025a527"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fo:font-weight="normal" officeooo:rsid="0025cb1d" officeooo:paragraph-rsid="0025cb1d"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fo:font-weight="normal" officeooo:rsid="002c4efb" officeooo:paragraph-rsid="002cf267"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erif" fo:font-size="13pt" fo:font-weight="normal" officeooo:rsid="002bab25" officeooo:paragraph-rsid="0032f217"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Liberation Serif" fo:font-size="13pt" fo:font-weight="normal" officeooo:rsid="002bab25" officeooo:paragraph-rsid="0034d1ac"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erif" fo:font-size="13pt" fo:font-weight="normal" officeooo:rsid="00524923" officeooo:paragraph-rsid="00524923"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erif" fo:font-size="13pt" fo:font-weight="normal" officeooo:rsid="0052cb04" officeooo:paragraph-rsid="0052cb04"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erif" fo:font-size="13pt" fo:font-weight="normal" officeooo:paragraph-rsid="0052cb04"/>
    </style:style>
    <style:style style:name="P19" style:family="paragraph" style:parent-style-name="Standard">
      <style:paragraph-properties fo:text-align="center" style:justify-single-word="false"/>
      <style:text-properties style:font-name="Liberation Serif" fo:font-size="13pt" fo:font-weight="bold" officeooo:rsid="000c7707" officeooo:paragraph-rsid="000c7707" style:font-size-asian="11.3500003814697pt" style:font-weight-asian="bold" style:font-size-complex="13pt" style:font-weight-complex="bold"/>
    </style:style>
    <style:style style:name="P20" style:family="paragraph" style:parent-style-name="Standard">
      <style:paragraph-properties fo:text-align="center" style:justify-single-word="false"/>
      <style:text-properties style:font-name="Liberation Serif" fo:font-size="13pt" fo:font-weight="bold" officeooo:rsid="001efea2" officeooo:paragraph-rsid="00213516" style:font-size-asian="13pt" style:font-weight-asian="bold" style:font-size-complex="13pt" style:font-weight-complex="bold"/>
    </style:style>
    <style:style style:name="P21" style:family="paragraph" style:parent-style-name="Standard">
      <style:paragraph-properties fo:text-align="center" style:justify-single-word="false"/>
      <style:text-properties style:font-name="Liberation Serif" fo:font-size="13pt" fo:font-weight="bold" officeooo:rsid="002c4efb" officeooo:paragraph-rsid="002c4efb" style:font-size-asian="13pt" style:font-weight-asian="bold" style:font-size-complex="13pt" style:font-weight-complex="bold"/>
    </style:style>
    <style:style style:name="P22" style:family="paragraph" style:parent-style-name="Standard">
      <style:paragraph-properties fo:text-align="center" style:justify-single-word="false"/>
      <style:text-properties style:font-name="Liberation Serif" fo:font-size="13pt" fo:font-weight="bold" officeooo:rsid="002cf267" officeooo:paragraph-rsid="002cf267" style:font-size-asian="13pt" style:font-weight-asian="bold" style:font-size-complex="13pt" style:font-weight-complex="bold"/>
    </style:style>
    <style:style style:name="P23" style:family="paragraph" style:parent-style-name="Standard">
      <style:paragraph-properties fo:text-align="center" style:justify-single-word="false"/>
      <style:text-properties style:font-name="Liberation Serif" fo:font-size="13pt" fo:font-weight="bold" officeooo:rsid="0031b46c" officeooo:paragraph-rsid="0031b46c" style:font-size-asian="13pt" style:font-weight-asian="bold" style:font-size-complex="13pt" style:font-weight-complex="bold"/>
    </style:style>
    <style:style style:name="P24" style:family="paragraph" style:parent-style-name="Standard">
      <style:paragraph-properties fo:text-align="center" style:justify-single-word="false"/>
      <style:text-properties style:font-name="Liberation Serif" fo:font-size="13pt" fo:font-weight="bold" officeooo:rsid="0034d958" officeooo:paragraph-rsid="0034d958"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Liberation Serif" fo:font-size="13pt" fo:font-style="normal" fo:font-weight="normal" officeooo:rsid="000e85ff" officeooo:paragraph-rsid="00135480" style:font-size-asian="11.3500003814697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style:font-name="Liberation Serif" fo:font-size="13pt" fo:font-style="normal" fo:font-weight="normal" officeooo:rsid="000e85ff" officeooo:paragraph-rsid="0013d1bf"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start" style:justify-single-word="false"/>
      <style:text-properties style:font-name="Liberation Serif" fo:font-size="13pt" fo:font-style="normal" fo:font-weight="normal" officeooo:rsid="000e85ff" officeooo:paragraph-rsid="00160536"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start" style:justify-single-word="false"/>
      <style:text-properties style:font-name="Liberation Serif" fo:font-size="13pt" fo:font-style="normal" fo:font-weight="normal" officeooo:rsid="0013d1bf" officeooo:paragraph-rsid="0013d1bf" style:font-size-asian="11.3500003814697pt" style:font-style-asian="normal" style:font-weight-asian="normal" style:font-size-complex="13pt" style:font-style-complex="normal" style:font-weight-complex="normal"/>
    </style:style>
    <style:style style:name="P29" style:family="paragraph" style:parent-style-name="Standard">
      <style:paragraph-properties fo:text-align="start" style:justify-single-word="false"/>
      <style:text-properties style:font-name="Liberation Serif" fo:font-size="13pt" fo:font-style="normal" fo:font-weight="normal" officeooo:rsid="00160536" officeooo:paragraph-rsid="00160536" style:font-size-asian="11.3500003814697pt" style:font-style-asian="normal" style:font-weight-asian="normal" style:font-size-complex="13pt" style:font-style-complex="normal" style:font-weight-complex="normal"/>
    </style:style>
    <style:style style:name="P30" style:family="paragraph" style:parent-style-name="Standard">
      <style:paragraph-properties fo:text-align="start" style:justify-single-word="false"/>
      <style:text-properties style:font-name="Liberation Serif" fo:font-size="13pt" fo:font-style="normal" fo:font-weight="normal" officeooo:rsid="0011ff37" officeooo:paragraph-rsid="0011ff37"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style:font-name="Liberation Serif" fo:font-size="13pt" fo:font-style="normal" fo:font-weight="normal" officeooo:rsid="00135480" officeooo:paragraph-rsid="00160536"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text-align="center" style:justify-single-word="false"/>
      <style:text-properties style:font-name="Liberation Serif" fo:font-size="13pt" fo:font-style="normal" fo:font-weight="bold" officeooo:rsid="000e85ff" officeooo:paragraph-rsid="000e85ff" style:font-size-asian="11.3500003814697pt" style:font-style-asian="normal" style:font-weight-asian="bold" style:font-size-complex="13pt" style:font-style-complex="normal" style:font-weight-complex="bold"/>
    </style:style>
    <style:style style:name="P33" style:family="paragraph" style:parent-style-name="Standard">
      <style:paragraph-properties fo:text-align="center" style:justify-single-word="false"/>
      <style:text-properties style:font-name="Liberation Serif" fo:font-size="13pt" fo:font-style="normal" fo:font-weight="bold" officeooo:rsid="00160536" officeooo:paragraph-rsid="00160536" style:font-size-asian="11.3500003814697pt" style:font-style-asian="normal" style:font-weight-asian="bold" style:font-size-complex="13pt" style:font-style-complex="normal" style:font-weight-complex="bold"/>
    </style:style>
    <style:style style:name="P34" style:family="paragraph" style:parent-style-name="Standard">
      <style:paragraph-properties fo:text-align="center" style:justify-single-word="false"/>
      <style:text-properties style:font-name="Liberation Serif" fo:font-size="13pt" fo:font-style="normal" fo:font-weight="bold" officeooo:rsid="0011ff37" officeooo:paragraph-rsid="0011ff37" style:font-size-asian="11.3500003814697pt" style:font-style-asian="normal" style:font-weight-asian="bold" style:font-size-complex="13pt" style:font-style-complex="normal" style:font-weight-complex="bold"/>
    </style:style>
    <style:style style:name="P35" style:family="paragraph" style:parent-style-name="Standard">
      <style:text-properties style:font-name="Liberation Serif" fo:font-size="13pt" style:font-size-asian="13pt" style:font-size-complex="13pt"/>
    </style:style>
    <style:style style:name="P36" style:family="paragraph" style:parent-style-name="Standard">
      <style:text-properties style:font-name="Liberation Serif" fo:font-size="13pt" officeooo:rsid="001efea2" officeooo:paragraph-rsid="00213516" style:font-size-asian="13pt" style:font-size-complex="13pt"/>
    </style:style>
    <style:style style:name="P37" style:family="paragraph" style:parent-style-name="Standard">
      <style:text-properties style:font-name="Liberation Serif" fo:font-size="13pt" officeooo:rsid="001efea2" officeooo:paragraph-rsid="001efea2" style:font-size-asian="13pt" style:font-size-complex="13pt"/>
    </style:style>
    <style:style style:name="P38" style:family="paragraph" style:parent-style-name="Standard">
      <style:text-properties style:font-name="Liberation Serif" fo:font-size="13pt" officeooo:rsid="001a7d49" officeooo:paragraph-rsid="001a7d49" style:font-size-asian="13pt" style:font-size-complex="13pt"/>
    </style:style>
    <style:style style:name="P39" style:family="paragraph" style:parent-style-name="Standard">
      <style:text-properties style:font-name="Liberation Serif" fo:font-size="13pt" officeooo:rsid="001a7d49" officeooo:paragraph-rsid="001979b1" style:font-size-asian="13pt" style:font-size-complex="13pt"/>
    </style:style>
    <style:style style:name="P40" style:family="paragraph" style:parent-style-name="Standard">
      <style:text-properties style:font-name="Liberation Serif" fo:font-size="13pt" officeooo:rsid="001d8c0f" officeooo:paragraph-rsid="001d8c0f" style:font-size-asian="13pt" style:font-size-complex="13pt"/>
    </style:style>
    <style:style style:name="P41" style:family="paragraph" style:parent-style-name="Standard">
      <style:text-properties style:font-name="Liberation Serif" fo:font-size="13pt" officeooo:rsid="002bab25" officeooo:paragraph-rsid="002bab25" style:font-size-asian="13pt" style:font-size-complex="13pt"/>
    </style:style>
    <style:style style:name="P42" style:family="paragraph" style:parent-style-name="Standard">
      <style:paragraph-properties fo:text-align="start" style:justify-single-word="false"/>
      <style:text-properties style:font-name="Liberation Serif" fo:font-size="13pt" officeooo:rsid="002bc67a" officeooo:paragraph-rsid="00304cd2" style:font-size-asian="13pt" style:font-size-complex="13pt"/>
    </style:style>
    <style:style style:name="P43" style:family="paragraph" style:parent-style-name="Standard">
      <style:paragraph-properties fo:text-align="start" style:justify-single-word="false"/>
      <style:text-properties style:font-name="Liberation Serif" fo:font-size="13pt" officeooo:rsid="00413068" officeooo:paragraph-rsid="00413068" style:font-size-asian="13pt" style:font-size-complex="13pt"/>
    </style:style>
    <style:style style:name="P44" style:family="paragraph" style:parent-style-name="Standard">
      <style:text-properties style:font-name="Liberation Serif" fo:font-size="11pt" style:font-size-asian="11pt" style:font-size-complex="11pt"/>
    </style:style>
    <style:style style:name="P45" style:family="paragraph" style:parent-style-name="Standard">
      <style:text-properties officeooo:paragraph-rsid="001a7d49"/>
    </style:style>
    <style:style style:name="P46" style:family="paragraph" style:parent-style-name="Standard">
      <style:text-properties style:font-name="ArialMT" fo:font-size="12pt" fo:language="es" fo:country="MX" style:font-size-asian="12pt" style:font-name-complex="ArialMT1" style:font-size-complex="12pt"/>
    </style:style>
    <style:style style:name="P47" style:family="paragraph" style:parent-style-name="Standard">
      <style:text-properties fo:color="#d4d4d4" style:font-name="Liberation Serif" fo:font-size="13pt" fo:font-weight="normal" officeooo:rsid="001efea2" officeooo:paragraph-rsid="001efea2" fo:background-color="#1e1e1e" style:font-size-asian="13pt" style:font-size-complex="13pt"/>
    </style:style>
    <style:style style:name="P48" style:family="paragraph" style:parent-style-name="Standard">
      <style:paragraph-properties fo:text-align="start" style:justify-single-word="false"/>
      <style:text-properties style:use-window-font-color="true" style:font-name="Liberation Serif" fo:font-size="11pt" fo:font-weight="normal" officeooo:rsid="00304cd2" officeooo:paragraph-rsid="00304cd2" fo:background-color="transparent" style:font-size-asian="11pt" style:font-size-complex="11pt"/>
    </style:style>
    <style:style style:name="P49" style:family="paragraph" style:parent-style-name="Standard">
      <style:paragraph-properties fo:text-align="start" style:justify-single-word="false"/>
      <style:text-properties style:use-window-font-color="true" style:font-name="Liberation Serif" fo:font-size="11pt" fo:font-weight="normal" officeooo:paragraph-rsid="00304cd2" fo:background-color="transparent" style:font-size-asian="11pt" style:font-size-complex="11pt"/>
    </style:style>
    <style:style style:name="P50" style:family="paragraph" style:parent-style-name="Standard">
      <style:paragraph-properties fo:text-align="start" style:justify-single-word="false"/>
      <style:text-properties style:use-window-font-color="true" style:font-name="Liberation Serif" fo:font-size="11pt" fo:font-weight="normal" officeooo:rsid="0023a811" officeooo:paragraph-rsid="0032f217" fo:background-color="transparent"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use-window-font-color="true" style:font-name="Liberation Serif" fo:font-size="11pt" fo:font-weight="normal" officeooo:rsid="002e8289" officeooo:paragraph-rsid="0034d958" fo:background-color="transparent"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use-window-font-color="true" style:font-name="Liberation Serif" fo:font-size="13pt" fo:font-weight="normal" officeooo:rsid="00304cd2" officeooo:paragraph-rsid="00304cd2" fo:background-color="transparent" style:font-size-asian="11.3500003814697pt" style:font-size-complex="13pt"/>
    </style:style>
    <style:style style:name="P53" style:family="paragraph" style:parent-style-name="Standard">
      <style:paragraph-properties fo:text-align="start" style:justify-single-word="false"/>
      <style:text-properties style:use-window-font-color="true" style:font-name="Liberation Serif" fo:font-size="13pt" fo:font-weight="normal" officeooo:rsid="0030d1cd" officeooo:paragraph-rsid="0031943b" fo:background-color="transparent" style:font-size-asian="11.3500003814697pt" style:font-size-complex="13pt"/>
    </style:style>
    <style:style style:name="P54" style:family="paragraph" style:parent-style-name="Standard">
      <style:paragraph-properties fo:text-align="start" style:justify-single-word="false"/>
      <style:text-properties style:use-window-font-color="true" style:font-name="Liberation Serif" fo:font-size="13pt" fo:font-weight="normal" officeooo:paragraph-rsid="0036f8da" fo:background-color="transparent"/>
    </style:style>
    <style:style style:name="P55" style:family="paragraph" style:parent-style-name="Standard">
      <style:paragraph-properties fo:text-align="start" style:justify-single-word="false"/>
      <style:text-properties style:use-window-font-color="true" style:font-name="Liberation Serif" fo:font-size="13pt" fo:font-weight="normal" officeooo:rsid="002bc67a" officeooo:paragraph-rsid="0034d958" fo:background-color="transparent" style:font-size-asian="13pt" style:font-size-complex="13pt"/>
    </style:style>
    <style:style style:name="P56" style:family="paragraph" style:parent-style-name="Standard">
      <style:paragraph-properties fo:text-align="center" style:justify-single-word="false"/>
      <style:text-properties style:use-window-font-color="true" style:font-name="Liberation Serif" fo:font-size="13pt" fo:font-weight="bold" officeooo:rsid="0034d958" officeooo:paragraph-rsid="0034d958" fo:background-color="transparent" style:font-size-asian="11.3500003814697pt" style:font-weight-asian="bold" style:font-size-complex="13pt" style:font-weight-complex="bold"/>
    </style:style>
    <style:style style:name="P57" style:family="paragraph" style:parent-style-name="Standard">
      <style:paragraph-properties fo:text-align="start" style:justify-single-word="false"/>
      <style:text-properties style:use-window-font-color="true" style:font-name="Liberation Serif" fo:font-size="13pt" officeooo:rsid="003a0d16" officeooo:paragraph-rsid="003b760e" fo:background-color="transparent" style:font-size-asian="11.3500003814697pt" style:font-size-complex="13pt"/>
    </style:style>
    <style:style style:name="P58" style:family="paragraph" style:parent-style-name="Standard">
      <style:paragraph-properties fo:text-align="start" style:justify-single-word="false"/>
      <style:text-properties style:use-window-font-color="true" style:font-name="Liberation Serif" fo:font-size="13pt" officeooo:rsid="003b760e" officeooo:paragraph-rsid="003b760e" fo:background-color="transparent" style:font-size-asian="11.3500003814697pt" style:font-size-complex="13pt"/>
    </style:style>
    <style:style style:name="P59" style:family="paragraph" style:parent-style-name="Standard">
      <style:paragraph-properties fo:text-align="start" style:justify-single-word="false"/>
      <style:text-properties style:use-window-font-color="true" style:font-name="Liberation Serif" fo:font-size="13pt" officeooo:rsid="00430bd8" officeooo:paragraph-rsid="00430bd8" fo:background-color="transparent" style:font-size-asian="11.3500003814697pt" style:font-size-complex="13pt"/>
    </style:style>
    <style:style style:name="P60" style:family="paragraph" style:parent-style-name="Standard">
      <style:paragraph-properties fo:text-align="start" style:justify-single-word="false"/>
      <style:text-properties style:use-window-font-color="true" style:font-name="Liberation Serif" fo:font-size="13pt" officeooo:rsid="003fc9fd" officeooo:paragraph-rsid="003fc9fd" fo:background-color="transparent" style:font-size-asian="11.3500003814697pt" style:font-size-complex="13pt"/>
    </style:style>
    <style:style style:name="P61" style:family="paragraph" style:parent-style-name="Standard">
      <style:paragraph-properties fo:text-align="start" style:justify-single-word="false"/>
      <style:text-properties style:use-window-font-color="true" style:font-name="Liberation Serif" fo:font-size="13pt" officeooo:rsid="003e8d06" officeooo:paragraph-rsid="00413068" fo:background-color="transparent" style:font-size-asian="11.3500003814697pt" style:font-size-complex="13pt"/>
    </style:style>
    <style:style style:name="P62" style:family="paragraph" style:parent-style-name="Standard">
      <style:paragraph-properties fo:text-align="start" style:justify-single-word="false"/>
      <style:text-properties officeooo:paragraph-rsid="0038f79d"/>
    </style:style>
    <style:style style:name="P63" style:family="paragraph" style:parent-style-name="Standard">
      <style:paragraph-properties fo:text-align="start" style:justify-single-word="false"/>
      <style:text-properties officeooo:paragraph-rsid="003a0d16"/>
    </style:style>
    <style:style style:name="P64" style:family="paragraph" style:parent-style-name="Standard">
      <style:paragraph-properties fo:text-align="start" style:justify-single-word="false"/>
      <style:text-properties officeooo:paragraph-rsid="003b760e"/>
    </style:style>
    <style:style style:name="P65" style:family="paragraph" style:parent-style-name="Standard">
      <style:paragraph-properties fo:text-align="start" style:justify-single-word="false"/>
      <style:text-properties officeooo:paragraph-rsid="003d6e1b"/>
    </style:style>
    <style:style style:name="P66" style:family="paragraph" style:parent-style-name="Standard">
      <style:paragraph-properties fo:text-align="start" style:justify-single-word="false"/>
      <style:text-properties officeooo:paragraph-rsid="003e81c5"/>
    </style:style>
    <style:style style:name="P67" style:family="paragraph" style:parent-style-name="Standard">
      <style:paragraph-properties fo:text-align="start" style:justify-single-word="false"/>
      <style:text-properties officeooo:paragraph-rsid="003fc9fd"/>
    </style:style>
    <style:style style:name="P68" style:family="paragraph" style:parent-style-name="Standard">
      <style:paragraph-properties fo:text-align="start" style:justify-single-word="false"/>
      <style:text-properties officeooo:paragraph-rsid="00413068"/>
    </style:style>
    <style:style style:name="P69" style:family="paragraph" style:parent-style-name="Standard">
      <style:paragraph-properties fo:text-align="start" style:justify-single-word="false"/>
      <style:text-properties officeooo:paragraph-rsid="00430bd8"/>
    </style:style>
    <style:style style:name="P70" style:family="paragraph" style:parent-style-name="Standard">
      <style:paragraph-properties fo:text-align="start" style:justify-single-word="false"/>
      <style:text-properties officeooo:paragraph-rsid="004592dc"/>
    </style:style>
    <style:style style:name="P71" style:family="paragraph" style:parent-style-name="Standard">
      <style:paragraph-properties fo:text-align="start" style:justify-single-word="false"/>
      <style:text-properties officeooo:paragraph-rsid="00471bb0"/>
    </style:style>
    <style:style style:name="P72" style:family="paragraph" style:parent-style-name="Standard">
      <style:paragraph-properties fo:text-align="start" style:justify-single-word="false"/>
      <style:text-properties officeooo:paragraph-rsid="004825e7"/>
    </style:style>
    <style:style style:name="P73" style:family="paragraph" style:parent-style-name="Standard">
      <style:paragraph-properties fo:text-align="start" style:justify-single-word="false"/>
      <style:text-properties officeooo:paragraph-rsid="004b2634"/>
    </style:style>
    <style:style style:name="P74" style:family="paragraph" style:parent-style-name="Standard">
      <style:paragraph-properties fo:text-align="start" style:justify-single-word="false"/>
      <style:text-properties officeooo:paragraph-rsid="004cb9c1"/>
    </style:style>
    <style:style style:name="P75" style:family="paragraph" style:parent-style-name="Standard">
      <style:paragraph-properties fo:text-align="start" style:justify-single-word="false"/>
      <style:text-properties officeooo:paragraph-rsid="004e7d01"/>
    </style:style>
    <style:style style:name="P76" style:family="paragraph" style:parent-style-name="Standard">
      <style:paragraph-properties fo:text-align="center" style:justify-single-word="false"/>
      <style:text-properties officeooo:paragraph-rsid="0038f79d"/>
    </style:style>
    <style:style style:name="P77" style:family="paragraph" style:parent-style-name="Standard">
      <style:paragraph-properties fo:text-align="start" style:justify-single-word="false"/>
      <style:text-properties officeooo:rsid="003fc9fd" officeooo:paragraph-rsid="003fc9fd"/>
    </style:style>
    <style:style style:name="P78" style:family="paragraph" style:parent-style-name="Standard">
      <style:paragraph-properties fo:margin-top="0cm" fo:margin-bottom="0cm" loext:contextual-spacing="false" fo:line-height="100%"/>
    </style:style>
    <style:style style:name="P79" style:family="paragraph" style:parent-style-name="Standard">
      <style:paragraph-properties fo:margin-top="0cm" fo:margin-bottom="0cm" loext:contextual-spacing="false" fo:line-height="100%" fo:text-align="center" style:justify-single-word="false"/>
    </style:style>
    <style:style style:name="P80" style:family="paragraph" style:parent-style-name="Standard">
      <style:paragraph-properties fo:margin-top="0cm" fo:margin-bottom="0cm" loext:contextual-spacing="false" fo:line-height="100%" fo:text-align="center" style:justify-single-word="false"/>
      <style:text-properties style:font-name="ArialMT" fo:font-size="18pt" fo:language="es" fo:country="MX" style:font-size-asian="18pt" style:font-name-complex="ArialMT1" style:font-size-complex="18pt"/>
    </style:style>
    <style:style style:name="P81" style:family="paragraph" style:parent-style-name="Standard">
      <style:paragraph-properties fo:margin-top="0cm" fo:margin-bottom="0cm" loext:contextual-spacing="false" fo:line-height="100%" fo:text-align="center" style:justify-single-word="false"/>
      <style:text-properties style:font-name="ArialMT" fo:font-size="30pt" fo:language="es" fo:country="MX" style:font-size-asian="30pt" style:font-name-complex="ArialMT1" style:font-size-complex="30pt"/>
    </style:style>
    <style:style style:name="P82" style:family="paragraph" style:parent-style-name="Standard">
      <style:paragraph-properties fo:margin-top="0cm" fo:margin-bottom="0cm" loext:contextual-spacing="false" fo:line-height="100%"/>
      <style:text-properties style:font-name="ArialMT" fo:font-size="12pt" fo:language="es" fo:country="MX" style:font-size-asian="12pt" style:font-name-complex="ArialMT1" style:font-size-complex="12pt"/>
    </style:style>
    <style:style style:name="P83" style:family="paragraph" style:parent-style-name="Standard">
      <style:paragraph-properties fo:margin-top="0cm" fo:margin-bottom="0cm" loext:contextual-spacing="false" fo:line-height="100%" fo:text-align="center" style:justify-single-word="false"/>
      <style:text-properties officeooo:rsid="00095648" officeooo:paragraph-rsid="00095648"/>
    </style:style>
    <style:style style:name="P84" style:family="paragraph" style:parent-style-name="Standard">
      <style:paragraph-properties fo:margin-top="0cm" fo:margin-bottom="0cm" loext:contextual-spacing="false" style:line-height-at-least="0.503cm"/>
      <style:text-properties style:use-window-font-color="true" style:font-name="Liberation Serif" fo:font-size="11pt" fo:font-weight="normal" fo:background-color="transparent" style:font-size-asian="11pt" style:font-size-complex="11pt"/>
    </style:style>
    <style:style style:name="P85" style:family="paragraph" style:parent-style-name="Standard">
      <style:paragraph-properties fo:margin-top="0cm" fo:margin-bottom="0cm" loext:contextual-spacing="false" style:line-height-at-least="0.503cm"/>
      <style:text-properties style:use-window-font-color="true" style:font-name="Liberation Serif" fo:font-size="11pt" fo:font-weight="normal" officeooo:paragraph-rsid="0038f79d" fo:background-color="transparent" style:font-size-asian="11pt" style:font-size-complex="11pt"/>
    </style:style>
    <style:style style:name="P86" style:family="paragraph" style:parent-style-name="Standard">
      <style:paragraph-properties fo:margin-top="0cm" fo:margin-bottom="0cm" loext:contextual-spacing="false" style:line-height-at-least="0.503cm"/>
      <style:text-properties style:use-window-font-color="true" style:font-name="Liberation Serif" fo:font-size="11pt" fo:background-color="transparent" style:font-size-asian="11pt" style:font-size-complex="11pt"/>
    </style:style>
    <style:style style:name="P87" style:family="paragraph" style:parent-style-name="Standard">
      <style:paragraph-properties fo:margin-top="0cm" fo:margin-bottom="0cm" loext:contextual-spacing="false" style:line-height-at-least="0.503cm"/>
      <style:text-properties style:font-name="Liberation Serif" fo:font-size="13pt" officeooo:rsid="002e8289" style:font-size-asian="13pt" style:font-size-complex="13pt"/>
    </style:style>
    <style:style style:name="P88" style:family="paragraph" style:parent-style-name="Standard">
      <style:paragraph-properties fo:text-align="center" style:justify-single-word="false" fo:break-before="page"/>
      <style:text-properties style:font-name="Liberation Serif" fo:font-size="15pt" fo:font-weight="bold" officeooo:rsid="000aae83" officeooo:paragraph-rsid="000aae83" style:font-size-asian="15pt" style:font-weight-asian="bold" style:font-size-complex="15pt" style:font-weight-complex="bold"/>
    </style:style>
    <style:style style:name="P89" style:family="paragraph" style:parent-style-name="Standard" style:master-page-name="Standard">
      <style:paragraph-properties fo:line-height="115%" style:page-number="auto"/>
      <style:text-properties fo:color="#202124" style:font-name="Arial" fo:font-size="12pt" fo:background-color="#ffffff" style:font-size-asian="12pt" style:font-name-complex="Arial1" style:font-size-complex="12pt"/>
    </style:style>
    <style:style style:name="P90" style:family="paragraph" style:parent-style-name="Standard">
      <style:paragraph-properties fo:text-align="start" style:justify-single-word="false"/>
      <style:text-properties fo:font-variant="normal" fo:text-transform="none" style:use-window-font-color="true" style:font-name="Liberation Serif" fo:font-size="13pt" fo:letter-spacing="normal" fo:font-style="normal" fo:font-weight="normal" officeooo:rsid="004e7d01" officeooo:paragraph-rsid="00500016" fo:background-color="transparent" style:font-size-asian="13pt" style:font-size-complex="13pt"/>
    </style:style>
    <style:style style:name="P91" style:family="paragraph" style:parent-style-name="Standard">
      <style:paragraph-properties fo:text-align="start" style:justify-single-word="false"/>
      <style:text-properties fo:font-variant="normal" fo:text-transform="none" style:use-window-font-color="true" style:font-name="Liberation Serif" fo:font-size="13pt" fo:letter-spacing="normal" fo:font-style="normal" fo:font-weight="normal" officeooo:rsid="00500016" officeooo:paragraph-rsid="00500016" fo:background-color="transparent" style:font-size-asian="13pt" style:font-size-complex="13pt"/>
    </style:style>
    <style:style style:name="T1" style:family="text">
      <style:text-properties style:font-name="ArialMT" fo:font-size="18pt" fo:language="es" fo:country="MX" style:font-size-asian="18pt" style:font-name-complex="ArialMT1" style:font-size-complex="18pt"/>
    </style:style>
    <style:style style:name="T2" style:family="text">
      <style:text-properties style:font-name="ArialMT" fo:font-size="30pt" fo:language="es" fo:country="MX" style:font-size-asian="30pt" style:font-name-complex="ArialMT1" style:font-size-complex="30pt"/>
    </style:style>
    <style:style style:name="T3" style:family="text">
      <style:text-properties style:font-name="ArialMT" fo:font-size="30pt" fo:language="es" fo:country="MX" officeooo:rsid="000aae83" style:font-size-asian="30pt" style:font-name-complex="ArialMT1" style:font-size-complex="30pt"/>
    </style:style>
    <style:style style:name="T4" style:family="text">
      <style:text-properties style:font-name="ArialMT" fo:font-size="12pt" fo:language="es" fo:country="MX" style:font-size-asian="12pt" style:font-name-complex="ArialMT1" style:font-size-complex="12pt"/>
    </style:style>
    <style:style style:name="T5" style:family="text">
      <style:text-properties style:font-name="ArialMT" fo:font-size="12pt" fo:language="es" fo:country="MX" officeooo:rsid="000aae83" style:font-size-asian="12pt" style:font-name-complex="ArialMT1" style:font-size-complex="12pt"/>
    </style:style>
    <style:style style:name="T6" style:family="text">
      <style:text-properties officeooo:rsid="000adc68"/>
    </style:style>
    <style:style style:name="T7" style:family="text">
      <style:text-properties officeooo:rsid="000ba34e"/>
    </style:style>
    <style:style style:name="T8" style:family="text">
      <style:text-properties officeooo:rsid="000c4bbf"/>
    </style:style>
    <style:style style:name="T9" style:family="text">
      <style:text-properties officeooo:rsid="000c7707"/>
    </style:style>
    <style:style style:name="T10" style:family="text">
      <style:text-properties officeooo:rsid="000ecf42"/>
    </style:style>
    <style:style style:name="T11" style:family="text">
      <style:text-properties officeooo:rsid="0010c6b4"/>
    </style:style>
    <style:style style:name="T12" style:family="text">
      <style:text-properties officeooo:rsid="0010df61"/>
    </style:style>
    <style:style style:name="T13" style:family="text">
      <style:text-properties officeooo:rsid="00135480"/>
    </style:style>
    <style:style style:name="T14" style:family="text">
      <style:text-properties style:font-name="Liberation Serif" fo:font-size="13pt" fo:font-style="normal" fo:font-weight="normal" officeooo:rsid="0017ce14" style:font-size-asian="11.3500003814697pt" style:font-style-asian="normal" style:font-weight-asian="normal" style:font-size-complex="13pt" style:font-style-complex="normal" style:font-weight-complex="normal"/>
    </style:style>
    <style:style style:name="T15" style:family="text">
      <style:text-properties style:font-name="Liberation Serif" fo:font-size="13pt" fo:font-style="normal" fo:font-weight="normal" officeooo:rsid="001979b1" style:font-size-asian="11.3500003814697pt" style:font-style-asian="normal" style:font-weight-asian="normal" style:font-size-complex="13pt" style:font-style-complex="normal" style:font-weight-complex="normal"/>
    </style:style>
    <style:style style:name="T16" style:family="text">
      <style:text-properties style:font-name="Liberation Serif" fo:font-size="13pt" style:font-size-asian="13pt" style:font-size-complex="13pt"/>
    </style:style>
    <style:style style:name="T17" style:family="text">
      <style:text-properties style:font-name="Liberation Serif" fo:font-size="13pt" officeooo:rsid="001979b1" style:font-size-asian="13pt" style:font-size-complex="13pt"/>
    </style:style>
    <style:style style:name="T18" style:family="text">
      <style:text-properties style:font-name="Liberation Serif" fo:font-size="13pt" officeooo:rsid="001a7d49" style:font-size-asian="13pt" style:font-size-complex="13pt"/>
    </style:style>
    <style:style style:name="T19" style:family="text">
      <style:text-properties style:font-name="Liberation Serif" fo:font-size="13pt" officeooo:rsid="001d8c0f" style:font-size-asian="13pt" style:font-size-complex="13pt"/>
    </style:style>
    <style:style style:name="T20" style:family="text">
      <style:text-properties style:font-name="Liberation Serif" fo:font-size="13pt" officeooo:rsid="001efea2" style:font-size-asian="13pt" style:font-size-complex="13pt"/>
    </style:style>
    <style:style style:name="T21" style:family="text">
      <style:text-properties style:font-name="Liberation Serif" fo:font-size="13pt" officeooo:rsid="002cf267" style:font-size-asian="13pt" style:font-size-complex="13pt"/>
    </style:style>
    <style:style style:name="T22" style:family="text">
      <style:text-properties style:font-name="Liberation Serif" fo:font-size="13pt" officeooo:rsid="0038f79d" style:font-size-asian="13pt" style:font-size-complex="13pt"/>
    </style:style>
    <style:style style:name="T23" style:family="text">
      <style:text-properties style:font-name="Liberation Serif" fo:font-size="13pt" officeooo:rsid="003a0d16" style:font-size-asian="13pt" style:font-size-complex="13pt"/>
    </style:style>
    <style:style style:name="T24" style:family="text">
      <style:text-properties style:font-name="Liberation Serif" fo:font-size="13pt" officeooo:rsid="003e81c5" style:font-size-asian="13pt" style:font-size-complex="13pt"/>
    </style:style>
    <style:style style:name="T25" style:family="text">
      <style:text-properties style:font-name="Liberation Serif" fo:font-size="13pt" officeooo:rsid="003e8d06" style:font-size-asian="13pt" style:font-size-complex="13pt"/>
    </style:style>
    <style:style style:name="T26" style:family="text">
      <style:text-properties style:font-name="Liberation Serif" fo:font-size="13pt" officeooo:rsid="003fc9fd" style:font-size-asian="13pt" style:font-size-complex="13pt"/>
    </style:style>
    <style:style style:name="T27" style:family="text">
      <style:text-properties style:font-name="Liberation Serif" fo:font-size="13pt" officeooo:rsid="00413068" style:font-size-asian="13pt" style:font-size-complex="13pt"/>
    </style:style>
    <style:style style:name="T28" style:family="text">
      <style:text-properties style:font-name="Liberation Serif" fo:font-size="13pt" fo:font-weight="bold" officeooo:rsid="0038f79d" style:font-size-asian="13pt" style:font-weight-asian="bold" style:font-size-complex="13pt" style:font-weight-complex="bold"/>
    </style:style>
    <style:style style:name="T29" style:family="text">
      <style:text-properties style:font-name="Liberation Serif" fo:font-size="13pt" fo:font-weight="bold" officeooo:rsid="003b760e" style:font-size-asian="13pt" style:font-weight-asian="bold" style:font-size-complex="13pt" style:font-weight-complex="bold"/>
    </style:style>
    <style:style style:name="T30" style:family="text">
      <style:text-properties style:font-name="Liberation Serif" fo:font-size="13pt" fo:font-weight="normal" officeooo:rsid="0038f79d" style:font-size-asian="13pt" style:font-weight-asian="normal" style:font-size-complex="13pt"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1979b1" style:font-size-asian="11pt" style:font-size-complex="11pt"/>
    </style:style>
    <style:style style:name="T33" style:family="text">
      <style:text-properties style:font-name="Liberation Serif" fo:font-size="11pt" officeooo:rsid="0034d958" style:font-size-asian="11pt" style:font-weight-asian="normal" style:font-size-complex="11pt" style:font-weight-complex="normal"/>
    </style:style>
    <style:style style:name="T34" style:family="text">
      <style:text-properties officeooo:rsid="0013d1bf"/>
    </style:style>
    <style:style style:name="T35" style:family="text">
      <style:text-properties officeooo:rsid="001474cc"/>
    </style:style>
    <style:style style:name="T36" style:family="text">
      <style:text-properties officeooo:rsid="0017ce14"/>
    </style:style>
    <style:style style:name="T37" style:family="text">
      <style:text-properties officeooo:rsid="001a7d49"/>
    </style:style>
    <style:style style:name="T38" style:family="text">
      <style:text-properties officeooo:rsid="001fd35a"/>
    </style:style>
    <style:style style:name="T39" style:family="text">
      <style:text-properties officeooo:rsid="00213516"/>
    </style:style>
    <style:style style:name="T40" style:family="text">
      <style:text-properties officeooo:rsid="0025cb1d"/>
    </style:style>
    <style:style style:name="T41" style:family="text">
      <style:text-properties officeooo:rsid="00264c5b"/>
    </style:style>
    <style:style style:name="T42" style:family="text">
      <style:text-properties officeooo:rsid="00273ce6"/>
    </style:style>
    <style:style style:name="T43" style:family="text">
      <style:text-properties officeooo:rsid="002a2040"/>
    </style:style>
    <style:style style:name="T44" style:family="text">
      <style:text-properties officeooo:rsid="002a9378"/>
    </style:style>
    <style:style style:name="T45" style:family="text">
      <style:text-properties officeooo:rsid="002bc67a"/>
    </style:style>
    <style:style style:name="T46" style:family="text">
      <style:text-properties style:use-window-font-color="true" style:font-name="Liberation Serif" fo:font-size="13pt" style:text-underline-style="none" style:font-size-asian="13pt" style:font-size-complex="13pt"/>
    </style:style>
    <style:style style:name="T47" style:family="text">
      <style:text-properties style:use-window-font-color="true" style:font-name="Liberation Serif" fo:font-size="13pt" fo:background-color="transparent" loext:char-shading-value="0" style:font-size-asian="11.3500003814697pt" style:font-size-complex="13pt"/>
    </style:style>
    <style:style style:name="T48" style:family="text">
      <style:text-properties style:use-window-font-color="true" style:font-name="Liberation Serif" fo:font-size="13pt" officeooo:rsid="003a0d16" fo:background-color="transparent" loext:char-shading-value="0" style:font-size-asian="11.3500003814697pt" style:font-size-complex="13pt"/>
    </style:style>
    <style:style style:name="T49" style:family="text">
      <style:text-properties style:use-window-font-color="true" style:font-name="Liberation Serif" fo:font-size="13pt" officeooo:rsid="003b760e" fo:background-color="transparent" loext:char-shading-value="0" style:font-size-asian="11.3500003814697pt" style:font-size-complex="13pt"/>
    </style:style>
    <style:style style:name="T50" style:family="text">
      <style:text-properties style:use-window-font-color="true" style:font-name="Liberation Serif" fo:font-size="13pt" officeooo:rsid="003d6e1b" fo:background-color="transparent" loext:char-shading-value="0" style:font-size-asian="11.3500003814697pt" style:font-size-complex="13pt"/>
    </style:style>
    <style:style style:name="T51" style:family="text">
      <style:text-properties style:use-window-font-color="true" style:font-name="Liberation Serif" fo:font-size="13pt" officeooo:rsid="003e81c5" fo:background-color="transparent" loext:char-shading-value="0" style:font-size-asian="11.3500003814697pt" style:font-size-complex="13pt"/>
    </style:style>
    <style:style style:name="T52" style:family="text">
      <style:text-properties style:use-window-font-color="true" style:font-name="Liberation Serif" fo:font-size="13pt" officeooo:rsid="003e8d06" fo:background-color="transparent" loext:char-shading-value="0" style:font-size-asian="11.3500003814697pt" style:font-size-complex="13pt"/>
    </style:style>
    <style:style style:name="T53" style:family="text">
      <style:text-properties style:use-window-font-color="true" style:font-name="Liberation Serif" fo:font-size="13pt" officeooo:rsid="003fc9fd" fo:background-color="transparent" loext:char-shading-value="0" style:font-size-asian="11.3500003814697pt" style:font-size-complex="13pt"/>
    </style:style>
    <style:style style:name="T54" style:family="text">
      <style:text-properties style:use-window-font-color="true" style:font-name="Liberation Serif" fo:font-size="13pt" officeooo:rsid="00413068" fo:background-color="transparent" loext:char-shading-value="0" style:font-size-asian="11.3500003814697pt" style:font-size-complex="13pt"/>
    </style:style>
    <style:style style:name="T55" style:family="text">
      <style:text-properties style:use-window-font-color="true" style:font-name="Liberation Serif" fo:font-size="13pt" officeooo:rsid="0041f182" fo:background-color="transparent" loext:char-shading-value="0" style:font-size-asian="11.3500003814697pt" style:font-size-complex="13pt"/>
    </style:style>
    <style:style style:name="T56" style:family="text">
      <style:text-properties style:use-window-font-color="true" style:font-name="Liberation Serif" fo:font-size="13pt" officeooo:rsid="00430bd8" fo:background-color="transparent" loext:char-shading-value="0" style:font-size-asian="11.3500003814697pt" style:font-size-complex="13pt"/>
    </style:style>
    <style:style style:name="T57" style:family="text">
      <style:text-properties style:use-window-font-color="true" style:font-name="Liberation Serif" fo:font-size="13pt" officeooo:rsid="0044fb19" fo:background-color="transparent" loext:char-shading-value="0" style:font-size-asian="11.3500003814697pt" style:font-size-complex="13pt"/>
    </style:style>
    <style:style style:name="T58" style:family="text">
      <style:text-properties style:use-window-font-color="true" style:font-name="Liberation Serif" fo:font-size="13pt" officeooo:rsid="0045314e" fo:background-color="transparent" loext:char-shading-value="0" style:font-size-asian="11.3500003814697pt" style:font-size-complex="13pt"/>
    </style:style>
    <style:style style:name="T59" style:family="text">
      <style:text-properties style:use-window-font-color="true" style:font-name="Liberation Serif" fo:font-size="13pt" officeooo:rsid="004592dc" fo:background-color="transparent" loext:char-shading-value="0" style:font-size-asian="11.3500003814697pt" style:font-size-complex="13pt"/>
    </style:style>
    <style:style style:name="T60" style:family="text">
      <style:text-properties style:use-window-font-color="true" style:font-name="Liberation Serif" fo:font-size="13pt" officeooo:rsid="0046d06a" fo:background-color="transparent" loext:char-shading-value="0" style:font-size-asian="11.3500003814697pt" style:font-size-complex="13pt"/>
    </style:style>
    <style:style style:name="T61" style:family="text">
      <style:text-properties style:use-window-font-color="true" style:font-name="Liberation Serif" fo:font-size="13pt" officeooo:rsid="00470e90" fo:background-color="transparent" loext:char-shading-value="0" style:font-size-asian="11.3500003814697pt" style:font-size-complex="13pt"/>
    </style:style>
    <style:style style:name="T62" style:family="text">
      <style:text-properties style:use-window-font-color="true" style:font-name="Liberation Serif" fo:font-size="13pt" officeooo:rsid="00471bb0" fo:background-color="transparent" loext:char-shading-value="0" style:font-size-asian="11.3500003814697pt" style:font-size-complex="13pt"/>
    </style:style>
    <style:style style:name="T63" style:family="text">
      <style:text-properties style:use-window-font-color="true" style:font-name="Liberation Serif" fo:font-size="13pt" officeooo:rsid="004825e7" fo:background-color="transparent" loext:char-shading-value="0" style:font-size-asian="11.3500003814697pt" style:font-size-complex="13pt"/>
    </style:style>
    <style:style style:name="T64" style:family="text">
      <style:text-properties style:use-window-font-color="true" style:font-name="Liberation Serif" fo:font-size="13pt" officeooo:rsid="00492f54" fo:background-color="transparent" loext:char-shading-value="0" style:font-size-asian="11.3500003814697pt" style:font-size-complex="13pt"/>
    </style:style>
    <style:style style:name="T65" style:family="text">
      <style:text-properties style:use-window-font-color="true" style:font-name="Liberation Serif" fo:font-size="13pt" fo:background-color="transparent" loext:char-shading-value="0" style:font-size-asian="13pt" style:font-size-complex="13pt"/>
    </style:style>
    <style:style style:name="T66" style:family="text">
      <style:text-properties style:use-window-font-color="true" style:font-name="Liberation Serif" fo:font-size="13pt" officeooo:rsid="002cf267" fo:background-color="transparent" loext:char-shading-value="0" style:font-size-asian="13pt" style:font-size-complex="13pt"/>
    </style:style>
    <style:style style:name="T67" style:family="text">
      <style:text-properties style:use-window-font-color="true" style:font-name="Liberation Serif" fo:font-size="13pt" officeooo:rsid="00492f54" fo:background-color="transparent" loext:char-shading-value="0" style:font-size-asian="13pt" style:font-size-complex="13pt"/>
    </style:style>
    <style:style style:name="T68" style:family="text">
      <style:text-properties style:use-window-font-color="true" style:font-name="Liberation Serif" fo:font-size="13pt" officeooo:rsid="004b2634" fo:background-color="transparent" loext:char-shading-value="0" style:font-size-asian="13pt" style:font-size-complex="13pt"/>
    </style:style>
    <style:style style:name="T69" style:family="text">
      <style:text-properties style:use-window-font-color="true" style:font-name="Liberation Serif" fo:font-size="13pt" officeooo:rsid="004cb9c1" fo:background-color="transparent" loext:char-shading-value="0" style:font-size-asian="13pt" style:font-size-complex="13pt"/>
    </style:style>
    <style:style style:name="T70" style:family="text">
      <style:text-properties style:use-window-font-color="true" style:font-name="Liberation Serif" fo:font-size="13pt" fo:font-weight="normal" fo:background-color="transparent" loext:char-shading-value="0" style:font-size-asian="11.3500003814697pt" style:font-size-complex="13pt"/>
    </style:style>
    <style:style style:name="T71" style:family="text">
      <style:text-properties style:use-window-font-color="true" style:font-name="Liberation Serif" fo:font-size="13pt" style:text-underline-style="solid" style:text-underline-width="auto" style:text-underline-color="font-color" fo:font-weight="bold" officeooo:rsid="004b2634" fo:background-color="transparent" loext:char-shading-value="0" style:font-size-asian="13pt" style:font-weight-asian="bold" style:font-size-complex="13pt" style:font-weight-complex="bold"/>
    </style:style>
    <style:style style:name="T72" style:family="text">
      <style:text-properties style:use-window-font-color="true" style:font-name="Liberation Serif" fo:font-size="11pt" fo:font-weight="normal" fo:background-color="transparent" loext:char-shading-value="0" style:font-size-asian="11pt" style:font-size-complex="11pt"/>
    </style:style>
    <style:style style:name="T73" style:family="text">
      <style:text-properties style:use-window-font-color="true" style:font-name="Liberation Serif" fo:font-size="11pt" fo:font-weight="normal" officeooo:rsid="0038f79d" fo:background-color="transparent" loext:char-shading-value="0" style:font-size-asian="11pt" style:font-size-complex="11pt"/>
    </style:style>
    <style:style style:name="T74" style:family="text">
      <style:text-properties style:use-window-font-color="true" style:font-name="Liberation Serif" fo:font-size="11pt" fo:font-weight="normal" officeooo:rsid="003a0d16" fo:background-color="transparent" loext:char-shading-value="0" style:font-size-asian="11pt" style:font-size-complex="11pt"/>
    </style:style>
    <style:style style:name="T75" style:family="text">
      <style:text-properties style:use-window-font-color="true" style:font-name="Liberation Serif" fo:font-size="11pt" fo:font-weight="normal" officeooo:rsid="0038f79d" fo:background-color="transparent" loext:char-shading-value="0" style:font-size-asian="11pt" style:font-weight-asian="normal" style:font-size-complex="11pt" style:font-weight-complex="normal"/>
    </style:style>
    <style:style style:name="T76" style:family="text">
      <style:text-properties style:use-window-font-color="true" style:font-name="Liberation Serif" fo:font-size="11pt" officeooo:rsid="0038f79d" fo:background-color="transparent" loext:char-shading-value="0" style:font-size-asian="11pt" style:font-size-complex="11pt"/>
    </style:style>
    <style:style style:name="T77" style:family="text">
      <style:text-properties style:use-window-font-color="true" style:font-name="Liberation Serif" fo:font-size="11pt" officeooo:rsid="003a0d16" fo:background-color="transparent" loext:char-shading-value="0" style:font-size-asian="11pt" style:font-size-complex="11pt"/>
    </style:style>
    <style:style style:name="T78" style:family="text">
      <style:text-properties style:use-window-font-color="true" style:font-name="Liberation Serif" fo:background-color="transparent" loext:char-shading-value="0" style:font-size-asian="13pt" style:font-size-complex="13pt"/>
    </style:style>
    <style:style style:name="T79" style:family="text">
      <style:text-properties officeooo:rsid="002e8289"/>
    </style:style>
    <style:style style:name="T80" style:family="text">
      <style:text-properties style:font-size-asian="13pt"/>
    </style:style>
    <style:style style:name="T81" style:family="text">
      <style:text-properties officeooo:rsid="002bc67a" style:font-size-asian="13pt"/>
    </style:style>
    <style:style style:name="T82" style:family="text">
      <style:text-properties officeooo:rsid="0052cb04" style:font-size-asian="13pt" style:font-weight-asian="normal" style:font-size-complex="13pt" style:font-weight-complex="normal"/>
    </style:style>
    <style:style style:name="T83" style:family="text">
      <style:text-properties officeooo:rsid="0031b46c"/>
    </style:style>
    <style:style style:name="T84" style:family="text">
      <style:text-properties officeooo:rsid="0032f217"/>
    </style:style>
    <style:style style:name="T85" style:family="text">
      <style:text-properties officeooo:rsid="0034d1ac"/>
    </style:style>
    <style:style style:name="T86" style:family="text">
      <style:text-properties officeooo:rsid="0034d958"/>
    </style:style>
    <style:style style:name="T87" style:family="text">
      <style:text-properties officeooo:rsid="0034d958" style:font-size-asian="11.3500003814697pt" style:font-weight-asian="normal" style:font-size-complex="13pt" style:font-weight-complex="normal"/>
    </style:style>
    <style:style style:name="T88" style:family="text">
      <style:text-properties officeooo:rsid="002e8289" style:font-size-asian="11.3500003814697pt" style:font-weight-asian="normal" style:font-weight-complex="normal"/>
    </style:style>
    <style:style style:name="T89" style:family="text">
      <style:text-properties officeooo:rsid="0034d958" style:font-size-asian="11.3500003814697pt" style:font-weight-asian="normal" style:font-weight-complex="normal"/>
    </style:style>
    <style:style style:name="T90" style:family="text">
      <style:text-properties fo:font-variant="normal" fo:text-transform="none" style:use-window-font-color="true" style:font-name="Liberation Serif" fo:font-size="13pt" fo:letter-spacing="normal" fo:language="en" fo:country="US" fo:font-style="normal" fo:font-weight="normal" officeooo:rsid="003e8d06" fo:background-color="transparent" loext:char-shading-value="0" style:font-size-asian="11.3500003814697pt" style:font-size-complex="13pt"/>
    </style:style>
    <style:style style:name="T91" style:family="text">
      <style:text-properties fo:font-variant="normal" fo:text-transform="none" style:use-window-font-color="true" style:font-name="Liberation Serif" fo:font-size="13pt" fo:letter-spacing="normal" fo:language="en" fo:country="US" fo:font-style="normal" fo:font-weight="normal" officeooo:rsid="003fc9fd" fo:background-color="transparent" loext:char-shading-value="0" style:font-size-asian="11.3500003814697pt" style:font-size-complex="13pt"/>
    </style:style>
    <style:style style:name="T92" style:family="text">
      <style:text-properties fo:font-variant="normal" fo:text-transform="none" style:use-window-font-color="true" style:font-name="Liberation Serif" fo:font-size="13pt" fo:letter-spacing="normal" fo:language="en" fo:country="US" fo:font-style="normal" fo:font-weight="normal" officeooo:rsid="00413068" fo:background-color="transparent" loext:char-shading-value="0" style:font-size-asian="11.3500003814697pt" style:font-size-complex="13pt"/>
    </style:style>
    <style:style style:name="T93" style:family="text">
      <style:text-properties fo:font-variant="normal" fo:text-transform="none" style:use-window-font-color="true" style:font-name="Liberation Serif" fo:font-size="13pt" fo:letter-spacing="normal" fo:language="en" fo:country="US" fo:font-style="normal" fo:font-weight="normal" officeooo:rsid="00470e90" fo:background-color="transparent" loext:char-shading-value="0" style:font-size-asian="11.3500003814697pt" style:font-size-complex="13pt"/>
    </style:style>
    <style:style style:name="T94" style:family="text">
      <style:text-properties fo:font-variant="normal" fo:text-transform="none" style:use-window-font-color="true" style:font-name="Liberation Serif" fo:font-size="13pt" fo:letter-spacing="normal" fo:language="en" fo:country="US" fo:font-style="normal" fo:font-weight="normal" officeooo:rsid="004825e7" fo:background-color="transparent" loext:char-shading-value="0" style:font-size-asian="11.3500003814697pt" style:font-size-complex="13pt"/>
    </style:style>
    <style:style style:name="T95" style:family="text">
      <style:text-properties fo:font-variant="normal" fo:text-transform="none" style:use-window-font-color="true" style:font-name="Liberation Serif" fo:font-size="13pt" fo:letter-spacing="normal" fo:font-style="normal" fo:font-weight="normal" officeooo:rsid="00492f54" fo:background-color="transparent" loext:char-shading-value="0" style:font-size-asian="13pt" style:font-size-complex="13pt"/>
    </style:style>
    <style:style style:name="T96" style:family="text">
      <style:text-properties fo:font-variant="normal" fo:text-transform="none" style:use-window-font-color="true" style:font-name="Liberation Serif" fo:font-size="13pt" fo:letter-spacing="normal" fo:font-style="normal" fo:font-weight="normal" officeooo:rsid="005c2df0" fo:background-color="transparent" loext:char-shading-value="0" style:font-size-asian="13pt" style:font-size-complex="13pt"/>
    </style:style>
    <style:style style:name="T97" style:family="text">
      <style:text-properties fo:font-variant="normal" fo:text-transform="none" style:use-window-font-color="true" style:font-name="Liberation Serif" fo:font-size="13pt" fo:letter-spacing="normal" fo:font-style="normal" fo:font-weight="normal" officeooo:rsid="005b9efd" fo:background-color="transparent" loext:char-shading-value="0" style:font-size-asian="13pt" style:font-size-complex="13pt"/>
    </style:style>
    <style:style style:name="T98" style:family="text">
      <style:text-properties fo:font-variant="normal" fo:text-transform="none" style:use-window-font-color="true" style:font-name="Liberation Serif" fo:font-size="13pt" fo:letter-spacing="normal" fo:font-style="normal" fo:font-weight="normal" officeooo:rsid="005e0e1c" fo:background-color="transparent" loext:char-shading-value="0" style:font-size-asian="13pt" style:font-size-complex="13pt"/>
    </style:style>
    <style:style style:name="T99" style:family="text">
      <style:text-properties fo:font-variant="normal" fo:text-transform="none" style:use-window-font-color="true" style:font-name="Liberation Serif" fo:font-size="13pt" fo:letter-spacing="normal" fo:font-style="normal" fo:font-weight="normal" officeooo:rsid="005fcf88" fo:background-color="transparent" loext:char-shading-value="0" style:font-size-asian="13pt" style:font-size-complex="13pt"/>
    </style:style>
    <style:style style:name="T100" style:family="text">
      <style:text-properties fo:font-variant="normal" fo:text-transform="none" style:use-window-font-color="true" style:font-name="Liberation Serif" fo:font-size="13pt" fo:letter-spacing="normal" fo:font-style="normal" fo:font-weight="normal" officeooo:rsid="004cb9c1" fo:background-color="transparent" loext:char-shading-value="0" style:font-size-asian="13pt" style:font-size-complex="13pt"/>
    </style:style>
    <style:style style:name="T101" style:family="text">
      <style:text-properties fo:font-variant="normal" fo:text-transform="none" style:use-window-font-color="true" fo:letter-spacing="normal" fo:font-style="normal" fo:background-color="transparent" loext:char-shading-value="0"/>
    </style:style>
    <style:style style:name="T102" style:family="text">
      <style:text-properties fo:font-variant="normal" fo:text-transform="none" style:use-window-font-color="true" fo:letter-spacing="normal" fo:font-style="normal" officeooo:rsid="00500016" fo:background-color="transparent" loext:char-shading-value="0"/>
    </style:style>
    <style:style style:name="T103" style:family="text">
      <style:text-properties fo:font-variant="normal" fo:text-transform="none" style:use-window-font-color="true" fo:letter-spacing="normal" fo:font-style="normal" officeooo:rsid="00511383" fo:background-color="transparent" loext:char-shading-value="0"/>
    </style:style>
    <style:style style:name="T104" style:family="text">
      <style:text-properties fo:font-variant="normal" fo:text-transform="none" style:use-window-font-color="true" fo:letter-spacing="normal" fo:font-style="normal" officeooo:rsid="0052cb04" fo:background-color="transparent" loext:char-shading-value="0"/>
    </style:style>
    <style:style style:name="T105" style:family="text">
      <style:text-properties fo:font-variant="normal" fo:text-transform="none" style:use-window-font-color="true" fo:letter-spacing="normal" fo:font-style="normal" officeooo:rsid="00524923"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1"/>
      <text:p text:style-name="P80">Instituto Técnico Superior Córdoba</text:p>
      <text:p text:style-name="P80">Extensión Áulica Villa El Libertador</text:p>
      <text:p text:style-name="P79"><text:span text:style-name="T1">Tecnicatura Superior en Desa</text:span><text:bookmark text:name="_GoBack"/><text:span text:style-name="T1">rrollo de Software</text:span></text:p>
      <text:p text:style-name="P80"/>
      <text:p text:style-name="P80"/>
      <text:p text:style-name="P80"/>
      <text:p text:style-name="P80"/>
      <text:p text:style-name="P80"/>
      <text:p text:style-name="P80"/>
      <text:p text:style-name="P83"><text:span text:style-name="T2">“PR</text:span><text:span text:style-name="T3">Á</text:span><text:span text:style-name="T2">CTICA PROFE</text:span><text:span text:style-name="T3">S</text:span><text:span text:style-name="T2">IONALIZANTE I”</text:span></text:p>
      <text:p text:style-name="P81"/>
      <text:p text:style-name="P81"/>
      <text:p text:style-name="P81"/>
      <text:p text:style-name="P81"/>
      <text:p text:style-name="P81"/>
      <text:p text:style-name="P81"/>
      <text:p text:style-name="P81"/>
      <text:p text:style-name="P82"/>
      <text:p text:style-name="P78"><text:span text:style-name="T4">Docente: </text:span><text:span text:style-name="T5">Luis Romano</text:span><text:span text:style-name="T4"><text:line-break/></text:span></text:p>
      <text:p text:style-name="P46">Alumno: Acarapi Rivero Felix Kevin</text:p>
      <text:p text:style-name="P88">TRABAJO PRACTICO FINAL</text:p>
      <text:p text:style-name="P2"/>
      <text:p text:style-name="P2">URL de mi repositorio github: xxxxxxxxxxxxxxxxxxxxxxxxxxxxxxxxxxxxxxxx</text:p>
      <text:p text:style-name="P2"/>
      <text:p text:style-name="P19">Instalación de paquete de entorno virtual, activación de entorno virtual, instalación de django</text:p>
      <text:p text:style-name="P2">Se nos asigno desarrollar un sistema “CRUD” en django para el registro de docentes y no docentes. Cada integrante pertenecerá a una materia o una oficina.<text:line-break/><text:line-break/>Para comenzar con el sistema, lo primero que hacemos es <text:span text:style-name="T6">instalar el paquete de entorno</text:span><text:span text:style-name="T8">s</text:span><text:span text:style-name="T6"> virtual</text:span><text:span text:style-name="T8">es</text:span> en <text:span text:style-name="T6">la carpeta </text:span>“ <text:span text:style-name="T6">entornoVirtual ” que esta dentro de “ Escritorio ”. Para esto utilizamos el siguiente </text:span><text:span text:style-name="T10">comando</text:span><text:span text:style-name="T6">: “ sudo apt install python3-venv ”, </text:span><text:span text:style-name="T7">en la misma ruta creo una carpeta llamada “</text:span><text:span text:style-name="T8">entorno</text:span><text:span text:style-name="T7">”, que es el que contendrá mi entorno virtual con el siguiente </text:span><text:span text:style-name="T10">comando</text:span><text:span text:style-name="T7">: </text:span><text:span text:style-name="T8">python3 -m venv entorno/django.<text:line-break/>Una vez realizado esto, lo siguiente es activar mi entorno virtual, para eso utilizamos el siguiente </text:span><text:span text:style-name="T10">comando</text:span><text:span text:style-name="T8">: “ source entorno/django/bin/activate “. </text:span><text:span text:style-name="T9">Cuando est</text:span><text:span text:style-name="T10">e</text:span><text:span text:style-name="T9">mos dentro, lo siguiente es instalar el “ framework django ” con el siguiente </text:span><text:span text:style-name="T10">comando</text:span><text:span text:style-name="T9">: “ pip install django ”</text:span></text:p>
      <text:p text:style-name="P19">Instalación de motor de base de datos “ postgresql ” </text:p>
      <text:p text:style-name="P3">Siguiendo en el entorno virtual, instalamos “ postgresql “ con el siguiente <text:span text:style-name="T10">comando</text:span>: <text:s/>“ sudo apt install postgresql ”</text:p>
      <text:p text:style-name="P3">~/Escritorio/entornoVirtual$ sudo apt install postgresql</text:p>
      <text:p text:style-name="P5">luego instalamos el siguiente paquete: “ sudo apt install libpq-dev ”</text:p>
      <text:p text:style-name="P4">~/Escritorio/entornoVirtual$ sudo apt install postgresql</text:p>
      <text:p text:style-name="P5"><text:s/>el siguiente paquete a instalar es “ pip install psycopg2 ”</text:p>
      <text:p text:style-name="P4">~/Escritorio/entornoVirtual$ pip install psycopg2</text:p>
      <text:p text:style-name="P6">si este ultimo tira error, instalaremos lo siguiente: “ pip install wheel ”, luego desinstalamos pyscopg2 con lo siguiente: “ pip uninstall <text:s/>psycopg2 ” y lo volvemos a instalar nuevamente.</text:p>
      <text:p text:style-name="P32">Creación de sistema “ CRUD “</text:p>
      <text:p text:style-name="P27">Dentro de mi carpeta “ entornoVirtual ” creamos una nueva carpeta, esta se llamará “ <text:span text:style-name="T10">django</text:span> ”, <text:span text:style-name="T10">a su vez, dentro de “ django ”, creamos una sub carpeta llamada “ establecimientoEducativo ”.<text:line-break/></text:span><text:soft-page-break/><text:span text:style-name="T10">Ahora debemos utilizar el comando “ django-admin startproject . ” para crear el proyecto dentro de dicha carpeta.</text:span></text:p>
      <text:p text:style-name="P27"><text:span text:style-name="T10">~/Escritorio/entornoVirtual/django/establecimientoEducativo$ django-admin startproject establecimientoEducativo .<text:line-break/><text:line-break/></text:span><text:span text:style-name="T11">Lo siguientes abrir el VSC y empezar a realizar las configuraciones correspondientes para que mi proyecto funcione.<text:line-break/>Una vez abierto mi vsc, creamos a la altura de mi directorio raíz </text:span><text:span text:style-name="T12">las siguientes carpetas: “ applications ”, “ templates ”, “ media ”, “ static ”. A mi carpeta “ applications ” se le creara un archivo llamado “ __init__.py ”, el cual será necesario para que django me la reconozca como un paquete de python. Más adelante comentaremos las configuraciones o </text:span><text:span text:style-name="T38">las </text:span><text:span text:style-name="T12">nuevas sub carpetas que tendrán las ya creadas en mi carpeta raíz.</text:span></text:p>
      <text:p text:style-name="P30">El siguiente paso es volver a la terminal, de ahí <text:s/>ingresar a la carpeta “ applications ” y poner el siguiente comando: “ django-admin startapp registro ”, lo que hace el comando es crear una carpeta “ registro ”, que será el nombre de mi aplicación.<text:line-break/>[ /Escritorio/entornoVirtual/django/establecimientoEducativo/applications$ django-admin startapp registro <text:s/>]</text:p>
      <text:p text:style-name="P34">Creación de la base de datos y un usuario para tener acceso </text:p>
      <text:p text:style-name="P31">Ingresamos al motor de base de datos postgresql con el siguiente comando: “ sudo su postgres ”. Debemos estar parado en la siguiente ruta: ~/Escritorio/entornoVirtual/django/establecimientoEducativo$ sudo su postgres<text:line-break/>Luego se nos aparecerá lo siguiente: postgres@kevin-System-Product-Name:/home/kevin/Escritorio/entornoVirtual/django/establecimientoEducativo$<text:line-break/>Ahí debemos poner lo siguiente “ psql ” y eso nos permitirá entrar entrar a la consola de postgres.<text:line-break/>Una vez dentro, creamos la base de datos. Se nos aparecerá lo siguiente y lo llenaremos con comando sql de la siguiente forma:</text:p>
      <text:p text:style-name="P25"><text:span text:style-name="T13">postgres=# create database </text:span><text:span text:style-name="T35">registro2</text:span><text:span text:style-name="T13">; </text:span><text:span text:style-name="T34">(me crea la base de datos)</text:span></text:p>
      <text:p text:style-name="P26"><text:span text:style-name="T13">postgres=# </text:span><text:span text:style-name="T34">create user kevin; (crea mi usuario)</text:span></text:p>
      <text:p text:style-name="P26"><text:span text:style-name="T13">postgres=# \</text:span><text:span text:style-name="T34">c </text:span><text:span text:style-name="T35">registro2</text:span><text:span text:style-name="T34"> (ingresamos a la base de datos creada)</text:span></text:p>
      <text:p text:style-name="P26"><text:span text:style-name="T13">postgres=# </text:span><text:span text:style-name="T34">alter user kevin</text:span><text:span text:style-name="T35">2</text:span><text:span text:style-name="T34"> with password ‘12</text:span><text:span text:style-name="T35">AS</text:span><text:span text:style-name="T34">34df’; (le damos permisos para manejar la base de datos al usuario)</text:span></text:p>
      <text:p text:style-name="P28">Una vez hecho eso, salimos con “ ctrl + d “ 2 veces.</text:p>
      <text:p text:style-name="P33"><text:soft-page-break/>Configuraciones <text:span text:style-name="T37">principales</text:span></text:p>
      <text:p text:style-name="P29">Ingresamos a <text:span text:style-name="T36">nuestro archivo “ registro ” (el cual es nuestra aplicación), entramos al archivo “ apps.py ” y modificamos el atributo “ name ” de la siguiente manera:</text:span></text:p>
      <text:p text:style-name="P29">“ <text:span text:style-name="T36">name = ‘applications.registro’ </text:span>”</text:p>
      <text:p text:style-name="Standard"><text:span text:style-name="T14">Ingresamos a la carpeta “ establecimientoEducativo ” (el cual es nuestro proyecto), ingresamos al archivo “ settings.py ” y nos buscamos la variable “ INSTALLED_APPS ” para agregar </text:span><text:span text:style-name="T15">un</text:span><text:span text:style-name="T14"> elemento más, que sería ‘applications.registro’. </text:span><text:span text:style-name="T15">Ahora buscamos la variable “ TEMPLATES ” y en la propiedad ‘DIRS’ le asignamos lo siguiente: [BASE_DIR / ‘templates’]. Lo siguiente a editar el la variable “DATABASE”, el cual debemos eliminar lo que esta por defecto y lo completamos de la siguiente manera:<text:line-break/><text:line-break/></text:span><text:span text:style-name="T31">DATABASES = {<text:line-break/>'default': {<text:line-break/>'ENGINE': 'django.db.backends.postgresql_psycopg2',<text:line-break/>'NAME' : 'registro</text:span><text:span text:style-name="T32">2</text:span><text:span text:style-name="T31">',<text:line-break/>'USER' : 'kevin</text:span><text:span text:style-name="T32">2</text:span><text:span text:style-name="T31">',<text:line-break/>'PASSWORD' : '12</text:span><text:span text:style-name="T32">AS</text:span><text:span text:style-name="T31">34df',<text:line-break/>'HOST': 'localhost',<text:line-break/>'PORT' : '5432'<text:line-break/>}<text:line-break/>}<text:line-break/><text:line-break/></text:span><text:span text:style-name="T17">Siguiente modificación es la variable “ LANGAUGE_CODE ”, eliminamos lo que tiene por defecto y agregamos lo siguiente ‘es-ar’.<text:line-break/>Buscamos la variable “ TIME_ZONE ”, eliminamos lo que tiene por defecto y agregamos lo siguiente: ‘America/Argentina/Cordoba’.<text:line-break/></text:span><text:span text:style-name="T18">Siguiente modificación. Buscamos la variable “ STATIC_URL ” y abajo creamos las siguientes variables<text:line-break/></text:span><text:span text:style-name="T31">STATICFILES_DIRS = [<text:line-break/>BASE_DIR / "static",<text:line-break/>]</text:span></text:p>
      <text:p text:style-name="P45"><text:span text:style-name="T18">con la variable “ STATICFILES_DIRS ” estamos diciendo que en nuestro directorio raíz tendremos una carpeta llamada “static”, el cual contendrán nuestros archivos estáticos. Debemos hacer esta configuración para que django me reconozca tales archivos.<text:line-break/><text:line-break/></text:span><text:span text:style-name="T31">MEDIA_URL = '/media/'<text:line-break/>MEDIA_ROOT = BASE_DIR / 'media'</text:span></text:p>
      <text:p text:style-name="P38"><text:soft-page-break/>con la variable “ MEDIA_URL y MEDIA_ROOT ” estamos diciendo que en nuestro directorio raíz abra una carpeta llamada “media” que contendrá nuestros archivos multimedia.</text:p>
      <text:p text:style-name="P40">Terminada las modificación, abrimos el servidor que nos brinda django con el para verificar que nos este funcionando correctamente nuestra aplicación con el siguiente comando: “ python manage.py runserver ”</text:p>
      <text:p text:style-name="Standard"><text:span text:style-name="T19">La siguiente modificación que haremos es dentro del archivo “ urls.py ” que se encuentra en nuestro proyecto “ establecimientoEducativo ”. Debemos agregar la librería “ include ” , por lo cual quedaría de la siguiente manera: “ </text:span><text:span text:style-name="T16">from django.urls import path, include “, </text:span><text:span text:style-name="T20">luego realizamos dos importaciones más, que serian las siguientes: </text:span><text:span text:style-name="T16">“ from django.conf import settings -<text:line-break/>from django.conf.urls.static import static ”,</text:span><text:span text:style-name="T20"> estas las utilizamos para trabajar con archivos estáticos y/o multimedia cuando se quiere agregar, por ejemplo, una foto mediante un formulario. Siguiendo en el mismo archivo, lo siguiente a modificar es la variable “ urlpatterns ”, el cual quedaría de la siguiente manera:<text:line-break/><text:line-break/></text:span><text:span text:style-name="T31">urlpatterns = [<text:line-break/>path('admin/', admin.site.urls),<text:line-break/>path('',include('applications.registro.urls'))<text:line-break/>]</text:span></text:p>
      <text:p text:style-name="P44">urlpatterns += static(settings.STATIC_URL, document_root=settings.STATIC_ROOT)</text:p>
      <text:p text:style-name="P44">urlpatterns += static(settings.MEDIA_URL, document_root=settings.MEDIA_ROOT)</text:p>
      <text:p text:style-name="P36">Por ultimo creamos dentro de mi aplicación “ registro ” un archivo <text:span text:style-name="T38">llamado</text:span>“ ur<text:span text:style-name="T38">ls</text:span>.py ”, <text:span text:style-name="T38">ahí copiamos todo lo que tenga el archivo “ urls.py ” que esta ubicado en el proyecto “ establecimientoEducativo ”, pero dejando la variable “ urlpatterns ” vacía. <text:line-break/></text:span><text:span text:style-name="T39">La “ urls.py ” de mi aplicación “ registro ” contendrá todas las variables que estarán asociadas a mis vistas.</text:span></text:p>
      <text:p text:style-name="P20"><text:span text:style-name="T39">Creac</text:span><text:span text:style-name="T38">ión de los modelos </text:span><text:span text:style-name="T83">para docentes</text:span></text:p>
      <text:p text:style-name="P7">Ingresamos al archivo “ models.py ” que se encuentra dentro de mi aplicación “ registro ”. Creamos el modelo “ Departamento<text:span text:style-name="T41">Docente</text:span> ”, le pasamos como argumento “ models.Model ” para que <text:span text:style-name="T42">heredar</text:span> atributos, luego definimos de que tipo serán los atributos de este modelo, ademas le asignamos la cantidad de caracteres que podrán tener. <text:span text:style-name="T41">Dentro de mi modelo, agregamos una nueva clase llamada “class Meta” que sirve como información cuando estamos en el administrador de django, lo que hace es asignar un nombre a una sección de mi administrador. </text:span><text:span text:style-name="T42">Quedaría de la siguiente manera: </text:span></text:p>
      <text:p text:style-name="P44"><text:soft-page-break/>class DepartamentoDocente(models.Model):<text:line-break/><text:tab/>name = models.CharField('Nombre', max_length=50)<text:line-break/><text:tab/>short_name = models.CharField('Nombre corto', max_length=50)<text:line-break/><text:tab/>class Meta:<text:line-break/><text:tab/><text:tab/>verbose_name = 'Area'<text:line-break/><text:tab/><text:tab/>verbose_name_plural = 'Areas <text:span text:style-name="T83">A</text:span>'<text:line-break/><text:tab/><text:tab/>ordering = ['name']<text:line-break/><text:line-break/><text:tab/>def __str__(self):<text:line-break/><text:tab/><text:tab/>return self.name</text:p>
      <text:p text:style-name="P35"/>
      <text:p text:style-name="P41">Creamos el modelo “Habilidad<text:span text:style-name="T83">Docente</text:span>” que tendrá las mismas características que mi modelo “ DepartamentoDocente ”, a excepción del atributo “ ordering ”.<text:line-break/><text:line-break/>Creamos el modelo “ EmpleadoDocente ”, el cual tendrá una variable “MATERIA”, que contiene las materias a elegir en una tupla, los campos que se deben llenar al agregar a un nuevo docente, la “ class Meta ” que están en mis otros modelos y mi constructor “ def __str__() ”. </text:p>
      <text:p text:style-name="P23">Creación de modelos para no docentes</text:p>
      <text:p text:style-name="P8">Ingresamos al archivo “ models.py ” que se encuentra dentro de mi aplicación “ registro ”. Creamos el modelo “ Departamento<text:span text:style-name="T41">Docente</text:span> ”, le pasamos como argumento “ models.Model ” para que <text:span text:style-name="T42">heredar</text:span> atributos, luego definimos de que tipo serán los atributos de este modelo, ademas le asignamos la cantidad de caracteres que podrán tener. <text:span text:style-name="T41">Dentro de mi modelo, agregamos una nueva clase llamada “class Meta” que sirve como información cuando estamos en el administrador de django, lo que hace es asignar un nombre a una sección de mi administrador. </text:span><text:span text:style-name="T42">Quedaría de la siguiente manera: </text:span></text:p>
      <text:p text:style-name="P50">class DepartamentoNoDocente(models.Model):</text:p>
      <text:p text:style-name="P84">name = models.CharField('Nombre', max_length=50)</text:p>
      <text:p text:style-name="P84">short_name = models.CharField('Nombre corto', max_length=50)</text:p>
      <text:p text:style-name="P84"/>
      <text:p text:style-name="P84">class Meta:</text:p>
      <text:p text:style-name="P84"><text:tab/>verbose_name = 'Area'</text:p>
      <text:p text:style-name="P84"><text:tab/>verbose_name_plural = 'Area B'</text:p>
      <text:p text:style-name="P84"><text:tab/>ordering = ['name']</text:p>
      <text:p text:style-name="P86"/>
      <text:p text:style-name="P84"><text:tab/>def __str__(self):</text:p>
      <text:p text:style-name="P84"><text:tab/><text:tab/>return self.name</text:p>
      <text:p text:style-name="P8"/>
      <text:p text:style-name="P14"><text:soft-page-break/>Creamos el modelo “Habilidad<text:span text:style-name="T84">No</text:span><text:span text:style-name="T83">Docente</text:span>” que tendrá las mismas características que mi modelo “ Departamento<text:span text:style-name="T85">No</text:span>Docente ”, a excepción del atributo “ ordering ”.</text:p>
      <text:p text:style-name="P15">Creamos el modelo “ Empleado<text:span text:style-name="T85">No</text:span>Docente ”, el cual tendrá una variable “<text:span text:style-name="T85">OFICINA</text:span>”, que contiene las <text:span text:style-name="T85">oficinas</text:span> a elegir en una tupla, los campos que se deben llenar al agregar a un nuevo “<text:span text:style-name="T85">no </text:span>docente”, la “ class Meta ” que están en mis otros modelos y mi constructor “ def __str__() ”. </text:p>
      <text:p text:style-name="P24">Registros de mis modelos docentes</text:p>
      <text:p text:style-name="P42">Ahora ingresamos al archivo “ admin.py ” de mi aplicación “ registro ” y agregamos lo siguiente: “ from .models import * “, luego tenemos que registrar lo modelos que acabamos de hacer de la siguiente forma: “ admin.site.register(DempartamentoDocente) - <text:s/>admin.site.register(EmpleadoDocente) - admin.site.register(Habilidad) ”.<text:line-break/><text:span text:style-name="T79">Agregamos lo siguiente para que mi base de datos, en la sección empleados, tenga m</text:span><text:span text:style-name="T86">á</text:span><text:span text:style-name="T79">s columnas que describan los datos del docente:</text:span></text:p>
      <text:p text:style-name="P49"><text:span text:style-name="T45">class Emplead</text:span><text:span text:style-name="T85">o</text:span><text:span text:style-name="T45">DocenteAdmin(admin.ModelAdmin):<text:line-break/><text:tab/></text:span>list_display = (<text:line-break/><text:tab/>'last_name',<text:line-break/><text:tab/>'first_name',<text:line-break/><text:tab/>'departamento',<text:line-break/><text:tab/>'materia',<text:line-break/><text:tab/>'id',<text:line-break/><text:tab/>)</text:p>
      <text:p text:style-name="P52">Lo siguiente que agregaremos es un campo de búsqueda para filtrar a un empleado mediante su apellido y nombre con lo siguiente:</text:p>
      <text:p text:style-name="P48">search_fields = ('last_name', 'first_name')</text:p>
      <text:p text:style-name="P52">Ademas agregaremos un filtro en la parte lateral de la página de la siguiente manera:</text:p>
      <text:p text:style-name="P48">list_filter = ('<text:span text:style-name="T85">materia</text:span>', 'habilidad', 'departamento')</text:p>
      <text:p text:style-name="P52">También un filtrado horizontal de la siguiente manera:</text:p>
      <text:p text:style-name="P48">filter_horizontal = ('habilidad')</text:p>
      <text:p text:style-name="P53">Por ultimo modificamos nuestro registro “ <text:span text:style-name="T81">admin.site.register(EmpleadoDocente)</text:span> ” por “ <text:span text:style-name="T81">admin.site.register(EmpleadoDocente, </text:span><text:span text:style-name="T80">EmpleadoDocenteAdmin</text:span><text:span text:style-name="T81">) “</text:span></text:p>
      <text:p text:style-name="P56">Registro de mis modelos no docentes</text:p>
      <text:p text:style-name="P54"><text:span text:style-name="T87">Seguimos en el archivo “ admin.py ” y registramos lo siguiente:<text:line-break/></text:span><text:span text:style-name="T33">“ admin.site.register(EmpleadoNoDocente, EmpleadoNoDocenteAdmin) ”</text:span></text:p>
      <text:p text:style-name="P55"><text:soft-page-break/><text:span text:style-name="T88">Agregamos lo siguiente para que mi base de datos, en la sección empleados, tenga m</text:span><text:span text:style-name="T89">á</text:span><text:span text:style-name="T88">s columnas que describan los datos del </text:span><text:span text:style-name="T89">no </text:span><text:span text:style-name="T88">docente:</text:span></text:p>
      <text:p text:style-name="P51">class EmpleadoNoDocenteAdmin(admin.ModelAdmin):</text:p>
      <text:p text:style-name="P84"><text:tab/>list_display = (</text:p>
      <text:p text:style-name="P84"><text:tab/>'last_name',</text:p>
      <text:p text:style-name="P84"><text:tab/>'first_name',</text:p>
      <text:p text:style-name="P84"><text:tab/>'departamento',</text:p>
      <text:p text:style-name="P84"><text:tab/>'oficina',</text:p>
      <text:p text:style-name="P84"><text:tab/>'id',</text:p>
      <text:p text:style-name="P85"><text:tab/>)</text:p>
      <text:p text:style-name="P87"/>
      <text:p text:style-name="P21">Ingresamos los modelos a la base de datos</text:p>
      <text:p text:style-name="P13">Nos ubicamos en la terminal, en la carpeta: ~/Escritorio/entornoVirtual/django/establecimientoEducativo$ y ponemos el siguiente comando: “ python manage.py makemigrations “,, lo que hace es preparar nuestras sentencias sql para meter nuestros modelos en la base de datos. Ahora para meterlos en la base de datos se utiliza el siguiente comando: “ python manage.py migrate ”</text:p>
      <text:p text:style-name="P22">Ingresamos al administrador de django</text:p>
      <text:p text:style-name="P62"><text:span text:style-name="T21">Necesitamos un usuario para poder utilizarlo, para crear al usuario utilizamos el siguiente código: “ python manage.py createsuperuser ”. Acto seguido nos pedirá llenar los siguientes campos:<text:line-break/>Nombre de usuario: kevin (por defecto)<text:line-break/>Dirección de email: </text:span><text:a xlink:type="simple" xlink:href="mailto:kevin.acarapi@itscordoba.edu.ar" text:style-name="Internet_20_link" text:visited-style-name="Visited_20_Internet_20_Link"><text:span text:style-name="T46">kevin.acarapi@itscordoba.edu.ar</text:span></text:a><text:span text:style-name="T21"><text:line-break/>Password: 12as34df</text:span></text:p>
      <text:p text:style-name="P76"><text:span text:style-name="T28">Creación de nuestras <text:s/></text:span><text:span text:style-name="T29">vistas asociadas a una url</text:span></text:p>
      <text:p text:style-name="P62"><text:span text:style-name="T30">Ingresamos al archivo “ views.py ” que esta dentro de mi aplicación “ registro ”, importamos lo siguiente para utilizar vistas generales que nos ofrece django:<text:line-break/></text:span><text:span text:style-name="T75">“ from django.views.generic import (<text:line-break/></text:span><text:span text:style-name="T72">CreateView,<text:line-break/>ListView,<text:line-break/>DetailView,<text:line-break/>TemplateView,<text:line-break/>UpdateView,<text:line-break/>DeleteView<text:line-break/>)<text:line-break/></text:span><text:span text:style-name="T30">”</text:span></text:p>
      <text:p text:style-name="P63"><text:span text:style-name="T22">Lo siguiente que haremos es importar la librería “ reverse_lazy ” de la siguiente manera “ </text:span><text:span text:style-name="T73">from django.urls import reverse_lazy</text:span><text:span text:style-name="T76"> </text:span><text:span text:style-name="T22">”, </text:span><text:span text:style-name="T23">que nos permitirá redi</text:span><text:span text:style-name="T27">re</text:span><text:span text:style-name="T23">ccionar <text:s/>a </text:span><text:soft-page-break/><text:span text:style-name="T23">otra pagina en el caso que lo necesitemos. </text:span><text:span text:style-name="T25">Ademas crearemos la variable “ app_name = ‘registro_app’ ” para que nos permita </text:span><text:span text:style-name="T27">redireccionar </text:span><text:span text:style-name="T25">a la url que necesitemos. </text:span><text:span text:style-name="T23">Por ultimo importamos nuestros empleados docentes y no docentes de la siguiente manera: “ </text:span><text:span text:style-name="T74">from .models import EmpleadoDocente, EmpleadoNoDocente </text:span><text:span text:style-name="T77">”</text:span></text:p>
      <text:p text:style-name="P57">Ahora creamos nuestras vistas, el cuales serán:</text:p>
      <text:p text:style-name="P64"><text:span text:style-name="T49">1)</text:span><text:span text:style-name="T48"><text:line-break/>“ </text:span><text:span text:style-name="T49">class EmpleadoDocenteListView(ListView)</text:span><text:span text:style-name="T48"> ” , </text:span><text:span text:style-name="T49">el cual estarán asociadas a mi template “ list_all_</text:span><text:span text:style-name="T55">teacher</text:span><text:span text:style-name="T49">.html ” y a mi url “lista-docentes ”y </text:span><text:span text:style-name="T48"><text:line-break/>“ </text:span><text:span text:style-name="T49">class EmpleadoNoDocenteListView(ListView)</text:span><text:span text:style-name="T48"> ”, </text:span><text:span text:style-name="T49">el cual estarán asociadas a mi template “ list_all_No</text:span><text:span text:style-name="T55">Teacher</text:span><text:span text:style-name="T49">.html ” y a mi url “lista-no-docentes”.</text:span></text:p>
      <text:p text:style-name="P58">2)</text:p>
      <text:p text:style-name="P65"><text:span text:style-name="T49">“ </text:span><text:span text:style-name="T50">c</text:span><text:span text:style-name="T49">lass </text:span><text:span text:style-name="T50">Materias</text:span><text:span text:style-name="T49">ListView(ListView) ”</text:span><text:span text:style-name="T48">, </text:span><text:span text:style-name="T49">el cual estarán asociadas a mi template “ </text:span><text:span text:style-name="T50">list-materias</text:span><text:span text:style-name="T49">.html ” y a mi url “lista-</text:span><text:span text:style-name="T50">materias</text:span><text:span text:style-name="T49">”</text:span></text:p>
      <text:p text:style-name="P66"><text:span text:style-name="T49">“ </text:span><text:span text:style-name="T50">c</text:span><text:span text:style-name="T49">lass </text:span><text:span text:style-name="T50">Oficinas</text:span><text:span text:style-name="T49">ListView(ListView) ”</text:span><text:span text:style-name="T48">, </text:span><text:span text:style-name="T49">el cual estarán asociadas a mi template “ </text:span><text:span text:style-name="T50">list-oficinas</text:span><text:span text:style-name="T49">.html ” y a mi url “lista-</text:span><text:span text:style-name="T50">oficinas</text:span><text:span text:style-name="T49">”</text:span></text:p>
      <text:p text:style-name="P69"><text:span text:style-name="T49">S</text:span><text:span text:style-name="T56">E PODRA HACER DE LA SIGUIENTE MANERA? </text:span><text:span text:style-name="T70">class EmpleadoListViewAllPorArea(ListView):</text:span></text:p>
      <text:p text:style-name="P59"/>
      <text:p text:style-name="P77"><text:span text:style-name="T66">3</text:span><text:span text:style-name="T65">)</text:span></text:p>
      <text:p text:style-name="P77"><text:span text:style-name="T49">“ </text:span><text:span text:style-name="T50">c</text:span><text:span text:style-name="T49">lass </text:span><text:span text:style-name="T47">Empleado</text:span><text:span text:style-name="T49">ListView</text:span><text:span text:style-name="T47">Buscar</text:span><text:span text:style-name="T49">(ListView) ”</text:span><text:span text:style-name="T48">, </text:span><text:span text:style-name="T49">el cual estarán asociadas a mi template “ </text:span><text:span text:style-name="T47">search</text:span><text:span text:style-name="T49">.html ” y a mi url “</text:span><text:span text:style-name="T47">buscar</text:span><text:span text:style-name="T49">”</text:span></text:p>
      <text:p text:style-name="P66"><text:span text:style-name="T26">4</text:span><text:span text:style-name="T24">)</text:span></text:p>
      <text:p text:style-name="P66"><text:span text:style-name="T49">“ </text:span><text:span text:style-name="T50">c</text:span><text:span text:style-name="T49">lass </text:span><text:span text:style-name="T51">EmpleadoDetail</text:span><text:span text:style-name="T49">(</text:span><text:span text:style-name="T51">Detail</text:span><text:span text:style-name="T49">View) ”</text:span><text:span text:style-name="T48">, </text:span><text:span text:style-name="T49">el cual estarán asociadas a mi template “ </text:span><text:span text:style-name="T51">detail</text:span><text:span text:style-name="T49">.html ” y a mi url “</text:span><text:span text:style-name="T51">detalle</text:span><text:span text:style-name="T49">”. </text:span><text:span text:style-name="T51">Este lo obtendremos mediante el ID del empleado docente / no docente, pasandole como parámetro a la url “ ‘pk’ ”.</text:span></text:p>
      <text:p text:style-name="P66"><text:span text:style-name="T53">5</text:span><text:span text:style-name="T51">)</text:span></text:p>
      <text:p text:style-name="P67"><text:span text:style-name="T50">“ c</text:span><text:span text:style-name="T49">lass </text:span><text:span text:style-name="T51">Empleado</text:span><text:span text:style-name="T59">Docente</text:span><text:span text:style-name="T51">CreateView</text:span><text:span text:style-name="T49">(</text:span><text:span text:style-name="T51">Create</text:span><text:span text:style-name="T49">View) ”</text:span><text:span text:style-name="T48">, </text:span><text:span text:style-name="T49">el cual estarán asociadas a mi template “ </text:span><text:bookmark text:name="tw-target-text"/><text:span text:style-name="T90">high-</text:span><text:span text:style-name="T93">teacher</text:span><text:span text:style-name="T49">.html ” y a mi url “</text:span><text:span text:style-name="T52">alta-</text:span><text:span text:style-name="T61">docente</text:span><text:span text:style-name="T49">”. </text:span><text:span text:style-name="T52">También creamos la variable “ success_url = reverse_lazy(‘registro_app:(seguido url a donde queremos que nos redirija)) ” </text:span><text:span text:style-name="T57">Ademas debemos crear en nuestra aplicación “ registro ” un archivo llamado “ forms.py ”, que se utilizara para setear datos datos en el formulario que existirá en el template correspondiente a la vista. </text:span><text:span text:style-name="T58">Para esto también debemos importar el archivo “ forms.py ” a mi archivo “ views.py ”</text:span></text:p>
      <text:p text:style-name="P70"><text:soft-page-break/><text:span text:style-name="T50">“ c</text:span><text:span text:style-name="T49">lass </text:span><text:span text:style-name="T51">Empleado</text:span><text:span text:style-name="T59">NoDocente</text:span><text:span text:style-name="T51">CreateView</text:span><text:span text:style-name="T49">(</text:span><text:span text:style-name="T51">Create</text:span><text:span text:style-name="T49">View) ”. </text:span><text:span text:style-name="T59">Tendrá características similares al anterior vista. </text:span><text:span text:style-name="T61">Pero esta pertenecerá al template “ high-no-teacher.html ”</text:span></text:p>
      <text:p text:style-name="P60"/>
      <text:p text:style-name="P60">6)</text:p>
      <text:p text:style-name="P67"><text:span text:style-name="T50">“ c</text:span><text:span text:style-name="T49">lass </text:span><text:span text:style-name="T51">Empleado</text:span><text:span text:style-name="T60">Docente</text:span><text:span text:style-name="T53">Update</text:span><text:span text:style-name="T51">View</text:span><text:span text:style-name="T49">(</text:span><text:span text:style-name="T53">Update</text:span><text:span text:style-name="T49">View) ”,</text:span><text:span text:style-name="T48"> </text:span><text:span text:style-name="T49">el cual estarán asociadas a mi template “ </text:span><text:span text:style-name="T91">update-</text:span><text:span text:style-name="T93">teacher</text:span><text:span text:style-name="T49">.html ” y a mi url “</text:span><text:span text:style-name="T53">actualizar-</text:span><text:span text:style-name="T61">docente</text:span><text:span text:style-name="T49">”. </text:span><text:span text:style-name="T51">Este lo obtendremos mediante el ID del empleado docente / no docente, pasandole como parámetro a la url “ ‘pk’ ”. </text:span><text:span text:style-name="T52">También creamos la variable “ success_url = reverse_lazy(‘registro_app:(seguido url a donde queremos que nos redirija)) ”</text:span></text:p>
      <text:p text:style-name="P71"><text:span text:style-name="T50">“ c</text:span><text:span text:style-name="T49">lass </text:span><text:span text:style-name="T51">Empleado</text:span><text:span text:style-name="T62">No</text:span><text:span text:style-name="T60">Docente</text:span><text:span text:style-name="T53">Update</text:span><text:span text:style-name="T51">View</text:span><text:span text:style-name="T49">(</text:span><text:span text:style-name="T53">Update</text:span><text:span text:style-name="T49">View) ”. </text:span><text:span text:style-name="T59">Tendrá características similares al anterior vista. </text:span><text:span text:style-name="T61">Pero esta pertenecerá al template “ </text:span><text:span text:style-name="T62">actualizar-no-docente.</text:span><text:span text:style-name="T61">html ”</text:span></text:p>
      <text:p text:style-name="P61"/>
      <text:p text:style-name="P60">7)</text:p>
      <text:p text:style-name="P68"><text:span text:style-name="T50">“ c</text:span><text:span text:style-name="T49">lass </text:span><text:span text:style-name="T51">Empleado</text:span><text:span text:style-name="T62">Docente</text:span><text:span text:style-name="T53">Delete</text:span><text:span text:style-name="T51">View</text:span><text:span text:style-name="T49">(</text:span><text:span text:style-name="T53">Delete</text:span><text:span text:style-name="T49">View) ”,</text:span><text:span text:style-name="T48"> </text:span><text:span text:style-name="T49">el cual estarán asociadas a mi template “ </text:span><text:span text:style-name="T91">delete-</text:span><text:span text:style-name="T94">teacher</text:span><text:span text:style-name="T49">.html ” y a mi url “</text:span><text:span text:style-name="T53">eliminar-</text:span><text:span text:style-name="T63">docente</text:span><text:span text:style-name="T49">”. <text:s/></text:span><text:span text:style-name="T51">Este lo obtendremos mediante el ID del empleado docente / no docente, pasandole como parámetro a la url “ ‘pk’.</text:span><text:span text:style-name="T49"> </text:span><text:span text:style-name="T52">También creamos la variable “ success_url = reverse_lazy(‘registro_app:(seguido url a donde queremos que nos redirija)) ”</text:span></text:p>
      <text:p text:style-name="P72"><text:span text:style-name="T50">“ c</text:span><text:span text:style-name="T49">lass </text:span><text:span text:style-name="T51">Empleado</text:span><text:span text:style-name="T63">No</text:span><text:span text:style-name="T62">Docente</text:span><text:span text:style-name="T53">Delete</text:span><text:span text:style-name="T51">View</text:span><text:span text:style-name="T49">(</text:span><text:span text:style-name="T53">Delete</text:span><text:span text:style-name="T49">View) ”. </text:span><text:span text:style-name="T59">Tendrá características similares al anterior vista. </text:span><text:span text:style-name="T61">Pero esta pertenecerá al template “ </text:span><text:span text:style-name="T63">delete-no-teacher</text:span><text:span text:style-name="T62">.</text:span><text:span text:style-name="T61">html ”</text:span></text:p>
      <text:p text:style-name="P43">8)</text:p>
      <text:p text:style-name="P68"><text:span text:style-name="T50">“ c</text:span><text:span text:style-name="T49">lass </text:span><text:span text:style-name="T54">VistaPrincipal</text:span><text:span text:style-name="T49">(</text:span><text:span text:style-name="T54">Templete</text:span><text:span text:style-name="T49">View) ”,</text:span><text:span text:style-name="T48"> </text:span><text:span text:style-name="T49">el cual estarán asociadas a mi template “ </text:span><text:span text:style-name="T92">index</text:span><text:span text:style-name="T49">.html ” </text:span><text:span text:style-name="T54">y a mi url vaciá, ya que será mi página por defecto</text:span><text:span text:style-name="T49">.</text:span></text:p>
      <text:p text:style-name="P73"><text:span text:style-name="T49">P</text:span><text:span text:style-name="T54">or ultimo creamos un archivo llamado “ base.html ”. Acá tendremos el contenido que podremos heredar en las demás plantillas, usando la etiqueta django “ {% extends ‘base.html’ %} ”</text:span><text:span text:style-name="T49">. </text:span><text:span text:style-name="T54">También debemos usar las etiquetas “{% <text:s/>load static %} “ para que django me reconozca archivos estáticos. </text:span><text:span text:style-name="T64">También utilizamos el framework </text:span><text:span text:style-name="T67">“</text:span><text:span text:style-name="Emphasis"><text:span text:style-name="T95">Bootstrap </text:span></text:span><text:span text:style-name="T67">4” para tener un diseño más rápido.<text:line-break/>En este archivo “ base.html ”, utilizamos la etiqueta django “{% url %}”, que nos redireccionará a la página deseada.</text:span></text:p>
      <text:p text:style-name="P74"><text:span text:style-name="T68">Lo siguiente es diseñar nuestro templete “index.html”, para eso utilizamos la etiqueta “ {% extends ‘base.html’ %} ” para heredar el contenido de nuestra </text:span><text:soft-page-break/><text:span text:style-name="T68">base, <text:s/>“ {% load static %} “ para que reconozca mis archivos estáticos y “ {% <text:s/>block %} - {% endblock %} “ para agregar contenido. </text:span><text:span text:style-name="T71">Así diseñaremos las mayorías de nuestros templates.</text:span></text:p>
      <text:p text:style-name="P75"><text:span text:style-name="T69">En el template “ lista-all-teacher.html ” utilizamos los siguientes códigos django para armar una tabla con 4 ,como máximo, en cada tabla.<text:line-break/><text:line-break/></text:span><text:span text:style-name="T96">{% if is_paginated%} “{% endif %}””</text:span><text:span text:style-name="T97"> , </text:span><text:span text:style-name="T96">“{% if page_obj.has_previous %} y {% endif %}” para preguntar si existe una tabla anterior para que me de la posibilidad de regresar. </text:span><text:span text:style-name="T100">También </text:span><text:span text:style-name="T98">{% for pagina in paginator.page_range %} y {% endfor %} para crear un rango de p</text:span><text:span text:style-name="T100">á</text:span><text:span text:style-name="T98">ginas según la cantidad de elementos que tenga. A su vez, dentro del for, debo utilizar un {% if </text:span><text:span text:style-name="T100">pagina == </text:span><text:span text:style-name="T98">page_obj.number %} , {% else %} </text:span><text:span text:style-name="T99">y </text:span><text:span text:style-name="T98">{% endif %} para preguntar si la p</text:span><text:span text:style-name="T100">á</text:span><text:span text:style-name="T98">gina actual es la p</text:span><text:span text:style-name="T100">á</text:span><text:span text:style-name="T98">gina donde estoy parado. </text:span><text:span text:style-name="T99">Por ultimo vuelvo a utilizar un {% if page_obj.has_next %} y {% endif %} para preguntar si existe una tabla siguiente para poder acceder.</text:span></text:p>
      <text:p text:style-name="P90">En el template “ list_all_Noteacher.html ” hacemos lo mismo, pero cambiando las direcciones url.</text:p>
      <text:p text:style-name="P91">En el template “ update-teacher.html ” extendemos nuestro contenido de “ base.html ”, cargamos nuestros archivos estáticos y utilizamos la etiqueta “ block ” - “ endblock ” para meter nuestro contenido, el cual sera un formulario, que lo ordenamos con la etiqueta “ {{ form.as_p }} ”, ademas esté debe llevar un toque de seguridad llamado “ {% csrf_token %} ”</text:p>
      <text:p text:style-name="P91">En el template “ date-no-teacher.html ” hacemos lo mismo.</text:p>
      <text:p text:style-name="P91">En el template “ high-teacher.html ” hacemos lo mismo.</text:p>
      <text:p text:style-name="P91">En el template “ high-no-teacher.html ” hacemos lo mismo.</text:p>
      <text:p text:style-name="P9"><text:span text:style-name="T102">En el template “ </text:span><text:span text:style-name="T103">delete-teacher</text:span><text:span text:style-name="T102">.html ” hacemos lo mismo.</text:span></text:p>
      <text:p text:style-name="P9"><text:span text:style-name="T102">En el template “ </text:span><text:span text:style-name="T103">delete-no-teacher</text:span><text:span text:style-name="T102">.html ” hacemos lo mismo.</text:span></text:p>
      <text:p text:style-name="P16"><text:span text:style-name="T102">E</text:span><text:span text:style-name="T101">n el template “ detail-teacher.html ” utilizamos la etiqueta “ {% if %} - {% else %} - {% endif %} ” para preguntar si el usuario no agrega una foto, entonces que se agregue una imagen por defecto. También utilizamos la etiqueta {{ detalleDocente }}, el cual se la asignamos en la variable “ context_object_name ” para llamar a su nombre, apellido, etc.<text:line-break/></text:span><text:span text:style-name="T104">Por ultimo utilizamos la etiqueta {% url ‘registro_app:’ %} para que nos redireccione al link que le asignamos.</text:span></text:p>
      <text:p text:style-name="P17"><text:span text:style-name="T104">E</text:span><text:span text:style-name="T101">n el template “ detail-no-teacher.html ” hacemos lo mismo que en el template </text:span><text:span text:style-name="T105">“ detail-teacher.html ”, </text:span><text:span text:style-name="T101">pero cambiándole los nombres que les corresponden.</text:span></text:p>
      <text:p text:style-name="P18"><text:soft-page-break/><text:span text:style-name="T82">En el template “ list-all-materias ” utilizamos la etiqueta “ {% for %} - <text:s/>{% endfor %} para que nos devuelva cada materia registrada, para eso utilizamos el siguiente codigo dentro del for: </text:span><text:span text:style-name="T78">{{ oficina.get_oficina_display }}</text:span></text:p>
      <text:p text:style-name="P17"/>
      <text:p text:style-name="P7"/>
      <text:p text:style-name="P7"/>
      <text:p text:style-name="P7"/>
      <text:p text:style-name="P7"/>
      <text:p text:style-name="P7"/>
      <text:p text:style-name="P7"/>
      <text:p text:style-name="P10">Hacer un modelo llamado “DepartamentoDocente”, este contendrá el nombre <text:span text:style-name="T43">de la materia</text:span> ,por ejemplo, en nombre iría “matematicas” . <text:span text:style-name="T40">Luego en </text:span><text:span text:style-name="T44">el modelo “</text:span><text:span text:style-name="T40">emple</text:span><text:span text:style-name="T43">a</text:span><text:span text:style-name="T40">do” </text:span><text:span text:style-name="T44">que en realidad seria el modelo “EmpleadoDocente”</text:span><text:span text:style-name="T40">, iria el nombre, apellido, nombre completo (pero no es obligatoria), cargo, habilidad y una foto.</text:span></text:p>
      <text:p text:style-name="P11">Hacer un modelo llamado “DepartamentoNoDocente”, este contendrá el nombre del area, por ejemplo, “area de limpieza”, “area de preceptoria”, etc..y su nombre corto, por ejemplo, “limpieza”, “preceptoria”, etc.. tambien contendra el Cargo, que sería “no docente”, elegir departamento, que seria una area. Escoger su habilidad y agregar una foto.<text:line-break/><text:line-break/>En el modelo “Habilidad” para “DepartementoDocente”podria ser “Linux”, “Desarrollo”, “Devops”, “Docente”</text:p>
      <text:p text:style-name="P12"/>
      <text:p text:style-name="P11">En el modelo “Habilidad” para “DepartementoNoDocente”podria ser “Linux“,”Devops”, “Administración”, “Gestion” , “Coordinacion”</text:p>
      <text:p text:style-name="P11"/>
      <text:p text:style-name="P11">Hacer un modelo llamado “Empleados docente”</text:p>
      <text:p text:style-name="P11">Hacer un modelo llamado “Empleados no docente”</text:p>
      <text:p text:style-name="P11"/>
      <text:p text:style-name="P47"/>
      <text:p text:style-name="P37"><text:s/></text:p>
      <text:p text:style-name="P40"/>
      <text:p text:style-name="P38"><text:soft-page-break/></text:p>
      <text:p text:style-name="P38"/>
      <text:p text:style-name="P35"/>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C-AMD</meta:initial-creator>
    <meta:editing-cycles>9</meta:editing-cycles>
    <meta:creation-date>2021-11-15T19:19:00</meta:creation-date>
    <dc:date>2021-12-17T17:12:54.259977490</dc:date>
    <meta:editing-duration>PT2H23M28S</meta:editing-duration>
    <meta:generator>LibreOffice/6.4.7.2$Linux_X86_64 LibreOffice_project/40$Build-2</meta:generator>
    <meta:document-statistic meta:table-count="0" meta:image-count="0" meta:object-count="0" meta:page-count="13" meta:paragraph-count="125" meta:word-count="3043" meta:character-count="20376" meta:non-whitespace-character-count="173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